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c9a7" officeooo:paragraph-rsid="0002c9a7"/>
    </style:style>
    <style:style style:name="P2" style:family="paragraph" style:parent-style-name="Standard">
      <style:text-properties officeooo:rsid="00037800" officeooo:paragraph-rsid="00037800"/>
    </style:style>
    <style:style style:name="P3" style:family="paragraph" style:parent-style-name="Standard">
      <style:text-properties officeooo:rsid="0004f23a" officeooo:paragraph-rsid="0004f23a"/>
    </style:style>
    <style:style style:name="P4" style:family="paragraph" style:parent-style-name="Standard">
      <style:text-properties officeooo:rsid="00050fa0" officeooo:paragraph-rsid="00050fa0"/>
    </style:style>
    <style:style style:name="P5" style:family="paragraph" style:parent-style-name="Standard">
      <style:text-properties officeooo:rsid="000631f6" officeooo:paragraph-rsid="000631f6"/>
    </style:style>
    <style:style style:name="P6" style:family="paragraph" style:parent-style-name="Standard">
      <style:text-properties officeooo:rsid="00075831" officeooo:paragraph-rsid="00075831"/>
    </style:style>
    <style:style style:name="P7" style:family="paragraph" style:parent-style-name="Standard">
      <style:text-properties officeooo:rsid="00077cc3" officeooo:paragraph-rsid="00077cc3"/>
    </style:style>
    <style:style style:name="P8" style:family="paragraph" style:parent-style-name="Standard">
      <style:text-properties officeooo:rsid="0008efae" officeooo:paragraph-rsid="0008efae"/>
    </style:style>
    <style:style style:name="P9" style:family="paragraph" style:parent-style-name="Standard">
      <style:text-properties officeooo:rsid="000a9256" officeooo:paragraph-rsid="000a9256"/>
    </style:style>
    <style:style style:name="P10" style:family="paragraph" style:parent-style-name="Standard">
      <style:text-properties officeooo:rsid="000c7dcb" officeooo:paragraph-rsid="000c7dcb"/>
    </style:style>
    <style:style style:name="P11" style:family="paragraph" style:parent-style-name="Standard">
      <style:text-properties officeooo:rsid="000f041e" officeooo:paragraph-rsid="000f041e"/>
    </style:style>
    <style:style style:name="P12" style:family="paragraph" style:parent-style-name="Standard">
      <style:text-properties officeooo:rsid="000f9447" officeooo:paragraph-rsid="000f9447"/>
    </style:style>
    <style:style style:name="P13" style:family="paragraph" style:parent-style-name="Standard">
      <style:text-properties officeooo:rsid="001163b5" officeooo:paragraph-rsid="001163b5"/>
    </style:style>
    <style:style style:name="P14" style:family="paragraph" style:parent-style-name="Standard">
      <style:text-properties officeooo:rsid="00129b79" officeooo:paragraph-rsid="00129b79"/>
    </style:style>
    <style:style style:name="P15" style:family="paragraph" style:parent-style-name="Standard">
      <style:text-properties officeooo:rsid="00129b79" officeooo:paragraph-rsid="00142483"/>
    </style:style>
    <style:style style:name="P16" style:family="paragraph" style:parent-style-name="Standard">
      <style:text-properties officeooo:rsid="0014f2fc" officeooo:paragraph-rsid="0014f2fc"/>
    </style:style>
    <style:style style:name="P17" style:family="paragraph" style:parent-style-name="Standard">
      <style:text-properties officeooo:rsid="00162bad" officeooo:paragraph-rsid="00162bad"/>
    </style:style>
    <style:style style:name="P18" style:family="paragraph" style:parent-style-name="Standard">
      <style:text-properties officeooo:rsid="001776ef" officeooo:paragraph-rsid="001776ef"/>
    </style:style>
    <style:style style:name="P19" style:family="paragraph" style:parent-style-name="Standard">
      <style:text-properties officeooo:rsid="00190e43" officeooo:paragraph-rsid="00190e43"/>
    </style:style>
    <style:style style:name="P20" style:family="paragraph" style:parent-style-name="Standard">
      <style:text-properties officeooo:rsid="001ae7ba" officeooo:paragraph-rsid="001ae7ba"/>
    </style:style>
    <style:style style:name="P21" style:family="paragraph" style:parent-style-name="Standard">
      <style:text-properties officeooo:rsid="001c0674" officeooo:paragraph-rsid="001c0674"/>
    </style:style>
    <style:style style:name="P22" style:family="paragraph" style:parent-style-name="Standard">
      <style:text-properties officeooo:rsid="001cc137" officeooo:paragraph-rsid="001cc137"/>
    </style:style>
    <style:style style:name="P23" style:family="paragraph" style:parent-style-name="Standard">
      <style:text-properties officeooo:rsid="001e06a5" officeooo:paragraph-rsid="001e06a5"/>
    </style:style>
    <style:style style:name="P24" style:family="paragraph" style:parent-style-name="Standard">
      <style:text-properties officeooo:rsid="001e209b" officeooo:paragraph-rsid="001e209b"/>
    </style:style>
    <style:style style:name="P25" style:family="paragraph" style:parent-style-name="Standard">
      <style:text-properties officeooo:rsid="001ee652" officeooo:paragraph-rsid="001ee652"/>
    </style:style>
    <style:style style:name="P26" style:family="paragraph" style:parent-style-name="Standard">
      <style:text-properties officeooo:rsid="001fbdc7" officeooo:paragraph-rsid="001fbdc7"/>
    </style:style>
    <style:style style:name="P27" style:family="paragraph" style:parent-style-name="Standard">
      <style:text-properties officeooo:rsid="0020103e" officeooo:paragraph-rsid="0020103e"/>
    </style:style>
    <style:style style:name="P28" style:family="paragraph" style:parent-style-name="Standard">
      <style:text-properties officeooo:rsid="0020103e" officeooo:paragraph-rsid="0021d917"/>
    </style:style>
    <style:style style:name="P29" style:family="paragraph" style:parent-style-name="Standard">
      <style:text-properties officeooo:rsid="0021d917" officeooo:paragraph-rsid="0021d917"/>
    </style:style>
    <style:style style:name="P30" style:family="paragraph" style:parent-style-name="Standard">
      <style:text-properties officeooo:rsid="00239012" officeooo:paragraph-rsid="00239012"/>
    </style:style>
    <style:style style:name="P31" style:family="paragraph" style:parent-style-name="Standard">
      <style:text-properties officeooo:rsid="0024115e" officeooo:paragraph-rsid="0024115e"/>
    </style:style>
    <style:style style:name="P32" style:family="paragraph" style:parent-style-name="Standard">
      <style:text-properties officeooo:rsid="002424d0" officeooo:paragraph-rsid="002424d0"/>
    </style:style>
    <style:style style:name="P33" style:family="paragraph" style:parent-style-name="Standard">
      <style:text-properties officeooo:rsid="0024e0e4" officeooo:paragraph-rsid="0024e0e4"/>
    </style:style>
    <style:style style:name="P34" style:family="paragraph" style:parent-style-name="Standard">
      <style:text-properties officeooo:rsid="0025e740" officeooo:paragraph-rsid="0025e740"/>
    </style:style>
    <style:style style:name="P35" style:family="paragraph" style:parent-style-name="Standard">
      <style:text-properties officeooo:rsid="002620c6" officeooo:paragraph-rsid="002620c6"/>
    </style:style>
    <style:style style:name="P36" style:family="paragraph" style:parent-style-name="Standard">
      <style:text-properties officeooo:rsid="00281df7" officeooo:paragraph-rsid="00281df7"/>
    </style:style>
    <style:style style:name="P37" style:family="paragraph" style:parent-style-name="Standard">
      <style:text-properties officeooo:rsid="00296ab8" officeooo:paragraph-rsid="00296ab8"/>
    </style:style>
    <style:style style:name="P38" style:family="paragraph" style:parent-style-name="Standard">
      <style:text-properties officeooo:rsid="002b0195" officeooo:paragraph-rsid="002b0195"/>
    </style:style>
    <style:style style:name="P39" style:family="paragraph" style:parent-style-name="Standard">
      <style:text-properties officeooo:rsid="002c48f1" officeooo:paragraph-rsid="002c48f1"/>
    </style:style>
    <style:style style:name="P40" style:family="paragraph" style:parent-style-name="Standard">
      <style:text-properties officeooo:rsid="002d506f" officeooo:paragraph-rsid="002d506f"/>
    </style:style>
    <style:style style:name="P41" style:family="paragraph" style:parent-style-name="Standard">
      <style:text-properties officeooo:rsid="002d506f" officeooo:paragraph-rsid="002f23b2"/>
    </style:style>
    <style:style style:name="P42" style:family="paragraph" style:parent-style-name="Standard">
      <style:text-properties officeooo:rsid="002f23b2" officeooo:paragraph-rsid="002f23b2"/>
    </style:style>
    <style:style style:name="P43" style:family="paragraph" style:parent-style-name="Standard">
      <style:text-properties officeooo:rsid="00305534" officeooo:paragraph-rsid="00305534"/>
    </style:style>
    <style:style style:name="P44" style:family="paragraph" style:parent-style-name="Standard">
      <style:text-properties officeooo:rsid="0030e557" officeooo:paragraph-rsid="0030e557"/>
    </style:style>
    <style:style style:name="P45" style:family="paragraph" style:parent-style-name="Standard">
      <style:text-properties officeooo:rsid="0032d8e1" officeooo:paragraph-rsid="0032d8e1"/>
    </style:style>
    <style:style style:name="P46" style:family="paragraph" style:parent-style-name="Standard">
      <style:text-properties officeooo:rsid="0033c702" officeooo:paragraph-rsid="0033c702"/>
    </style:style>
    <style:style style:name="P47" style:family="paragraph" style:parent-style-name="Standard">
      <style:text-properties officeooo:rsid="00353f45" officeooo:paragraph-rsid="00353f45"/>
    </style:style>
    <style:style style:name="P48" style:family="paragraph" style:parent-style-name="Standard">
      <style:text-properties officeooo:rsid="003651a0" officeooo:paragraph-rsid="003651a0"/>
    </style:style>
    <style:style style:name="P49" style:family="paragraph" style:parent-style-name="Standard">
      <style:text-properties officeooo:rsid="003651a0" officeooo:paragraph-rsid="00378605"/>
    </style:style>
    <style:style style:name="P50" style:family="paragraph" style:parent-style-name="Standard">
      <style:text-properties officeooo:rsid="00378605" officeooo:paragraph-rsid="00378605"/>
    </style:style>
    <style:style style:name="P51" style:family="paragraph" style:parent-style-name="Standard">
      <style:text-properties officeooo:rsid="003799d1" officeooo:paragraph-rsid="003799d1"/>
    </style:style>
    <style:style style:name="P52" style:family="paragraph" style:parent-style-name="Standard">
      <style:text-properties officeooo:rsid="0038e15e" officeooo:paragraph-rsid="0038e15e"/>
    </style:style>
    <style:style style:name="P53" style:family="paragraph" style:parent-style-name="Standard">
      <style:text-properties officeooo:rsid="003a571b" officeooo:paragraph-rsid="003a571b"/>
    </style:style>
    <style:style style:name="P54" style:family="paragraph" style:parent-style-name="Standard">
      <style:text-properties officeooo:rsid="003ba281" officeooo:paragraph-rsid="003ba281"/>
    </style:style>
    <style:style style:name="P55" style:family="paragraph" style:parent-style-name="Standard">
      <style:text-properties officeooo:rsid="003c83a2" officeooo:paragraph-rsid="003c83a2"/>
    </style:style>
    <style:style style:name="P56" style:family="paragraph" style:parent-style-name="Standard">
      <style:text-properties officeooo:rsid="003ce9ff" officeooo:paragraph-rsid="003ce9ff"/>
    </style:style>
    <style:style style:name="P57" style:family="paragraph" style:parent-style-name="Standard">
      <style:text-properties officeooo:rsid="003d43c2" officeooo:paragraph-rsid="003d43c2"/>
    </style:style>
    <style:style style:name="P58" style:family="paragraph" style:parent-style-name="Standard">
      <style:text-properties officeooo:rsid="0040e1c0" officeooo:paragraph-rsid="0040e1c0"/>
    </style:style>
    <style:style style:name="P59" style:family="paragraph" style:parent-style-name="Standard">
      <style:text-properties officeooo:rsid="0042a735" officeooo:paragraph-rsid="0042a735"/>
    </style:style>
    <style:style style:name="P60" style:family="paragraph" style:parent-style-name="Standard">
      <style:text-properties officeooo:rsid="0044311a" officeooo:paragraph-rsid="0044311a"/>
    </style:style>
    <style:style style:name="P61" style:family="paragraph" style:parent-style-name="Standard">
      <style:text-properties officeooo:rsid="0045b227" officeooo:paragraph-rsid="0045b227"/>
    </style:style>
    <style:style style:name="P62" style:family="paragraph" style:parent-style-name="Standard">
      <style:text-properties officeooo:rsid="00461b39" officeooo:paragraph-rsid="00461b39"/>
    </style:style>
    <style:style style:name="P63" style:family="paragraph" style:parent-style-name="Standard">
      <style:text-properties officeooo:rsid="0047c18b" officeooo:paragraph-rsid="0047c18b"/>
    </style:style>
    <style:style style:name="P64" style:family="paragraph" style:parent-style-name="Standard">
      <style:text-properties officeooo:rsid="0048ceae" officeooo:paragraph-rsid="0048ceae"/>
    </style:style>
    <style:style style:name="P65" style:family="paragraph" style:parent-style-name="Standard">
      <style:text-properties officeooo:rsid="0048eb30" officeooo:paragraph-rsid="0048eb30"/>
    </style:style>
    <style:style style:name="P66" style:family="paragraph" style:parent-style-name="Standard">
      <style:text-properties officeooo:rsid="004ae3b8" officeooo:paragraph-rsid="004ae3b8"/>
    </style:style>
    <style:style style:name="P67" style:family="paragraph" style:parent-style-name="Standard">
      <style:text-properties officeooo:rsid="004c8f52" officeooo:paragraph-rsid="004c8f52"/>
    </style:style>
    <style:style style:name="P68" style:family="paragraph" style:parent-style-name="Standard">
      <style:text-properties officeooo:rsid="004cd45f" officeooo:paragraph-rsid="004cd45f"/>
    </style:style>
    <style:style style:name="P69" style:family="paragraph" style:parent-style-name="Standard">
      <style:text-properties officeooo:rsid="004dde81" officeooo:paragraph-rsid="004dde81"/>
    </style:style>
    <style:style style:name="P70" style:family="paragraph" style:parent-style-name="Standard">
      <style:text-properties officeooo:rsid="004fb5bd" officeooo:paragraph-rsid="004fb5bd"/>
    </style:style>
    <style:style style:name="P71" style:family="paragraph" style:parent-style-name="Standard">
      <style:text-properties officeooo:rsid="00516f09" officeooo:paragraph-rsid="00516f09"/>
    </style:style>
    <style:style style:name="P72" style:family="paragraph" style:parent-style-name="Standard">
      <style:text-properties officeooo:rsid="0052b70b" officeooo:paragraph-rsid="0052b70b"/>
    </style:style>
    <style:style style:name="P73" style:family="paragraph" style:parent-style-name="Standard">
      <style:text-properties officeooo:rsid="00549e00" officeooo:paragraph-rsid="00549e00"/>
    </style:style>
    <style:style style:name="P74" style:family="paragraph" style:parent-style-name="Standard">
      <style:text-properties officeooo:rsid="0055baa3" officeooo:paragraph-rsid="0055baa3"/>
    </style:style>
    <style:style style:name="P75" style:family="paragraph" style:parent-style-name="Standard">
      <style:text-properties officeooo:rsid="00560b8e" officeooo:paragraph-rsid="00560b8e"/>
    </style:style>
    <style:style style:name="P76" style:family="paragraph" style:parent-style-name="Standard">
      <style:text-properties officeooo:rsid="005720ff" officeooo:paragraph-rsid="005720ff"/>
    </style:style>
    <style:style style:name="P77" style:family="paragraph" style:parent-style-name="Standard">
      <style:text-properties officeooo:rsid="00586ec1" officeooo:paragraph-rsid="00586ec1"/>
    </style:style>
    <style:style style:name="P78" style:family="paragraph" style:parent-style-name="Standard">
      <style:text-properties officeooo:rsid="0059430e" officeooo:paragraph-rsid="005b0cbb"/>
    </style:style>
    <style:style style:name="P79" style:family="paragraph" style:parent-style-name="Standard">
      <style:text-properties officeooo:rsid="005b0cbb" officeooo:paragraph-rsid="005cbea7"/>
    </style:style>
    <style:style style:name="P80" style:family="paragraph" style:parent-style-name="Standard">
      <style:text-properties officeooo:rsid="005b0cbb" officeooo:paragraph-rsid="005b0cbb"/>
    </style:style>
    <style:style style:name="P81" style:family="paragraph" style:parent-style-name="Standard">
      <style:text-properties officeooo:rsid="005cbea7" officeooo:paragraph-rsid="005cbea7"/>
    </style:style>
    <style:style style:name="P82" style:family="paragraph" style:parent-style-name="Standard">
      <style:text-properties officeooo:rsid="005ce507" officeooo:paragraph-rsid="005ce507"/>
    </style:style>
    <style:style style:name="P83" style:family="paragraph" style:parent-style-name="Standard">
      <style:text-properties officeooo:rsid="005d4669" officeooo:paragraph-rsid="005d4669"/>
    </style:style>
    <style:style style:name="P84" style:family="paragraph" style:parent-style-name="Standard">
      <style:text-properties officeooo:rsid="005d4669" officeooo:paragraph-rsid="005f0198"/>
    </style:style>
    <style:style style:name="P85" style:family="paragraph" style:parent-style-name="Standard">
      <style:text-properties officeooo:rsid="005f0198" officeooo:paragraph-rsid="005f0198"/>
    </style:style>
    <style:style style:name="P86" style:family="paragraph" style:parent-style-name="Standard">
      <style:text-properties officeooo:rsid="00601502" officeooo:paragraph-rsid="00601502"/>
    </style:style>
    <style:style style:name="P87" style:family="paragraph" style:parent-style-name="Standard">
      <style:text-properties officeooo:rsid="00613a2b" officeooo:paragraph-rsid="00613a2b"/>
    </style:style>
    <style:style style:name="P88" style:family="paragraph" style:parent-style-name="Standard">
      <style:text-properties officeooo:rsid="0064768f" officeooo:paragraph-rsid="0064768f"/>
    </style:style>
    <style:style style:name="P89" style:family="paragraph" style:parent-style-name="Standard">
      <style:text-properties officeooo:rsid="0064ae42" officeooo:paragraph-rsid="0064ae42"/>
    </style:style>
    <style:style style:name="P90" style:family="paragraph" style:parent-style-name="Standard">
      <style:text-properties officeooo:rsid="0064ae42" officeooo:paragraph-rsid="00655647"/>
    </style:style>
    <style:style style:name="P91" style:family="paragraph" style:parent-style-name="Standard">
      <style:text-properties officeooo:rsid="00655647" officeooo:paragraph-rsid="00655647"/>
    </style:style>
    <style:style style:name="P92" style:family="paragraph" style:parent-style-name="Standard">
      <style:text-properties officeooo:rsid="006666cc" officeooo:paragraph-rsid="006666cc"/>
    </style:style>
    <style:style style:name="P93" style:family="paragraph" style:parent-style-name="Standard">
      <style:text-properties officeooo:rsid="0067541c" officeooo:paragraph-rsid="0067541c"/>
    </style:style>
    <style:style style:name="P94" style:family="paragraph" style:parent-style-name="Standard">
      <style:text-properties officeooo:rsid="0067b170" officeooo:paragraph-rsid="0067b170"/>
    </style:style>
    <style:style style:name="P95" style:family="paragraph" style:parent-style-name="Standard">
      <style:text-properties officeooo:rsid="00686bdc" officeooo:paragraph-rsid="00686bdc"/>
    </style:style>
    <style:style style:name="P96" style:family="paragraph" style:parent-style-name="Standard">
      <style:text-properties officeooo:rsid="0069c347" officeooo:paragraph-rsid="0069c347"/>
    </style:style>
    <style:style style:name="P97" style:family="paragraph" style:parent-style-name="Standard">
      <style:text-properties officeooo:rsid="0069c347" officeooo:paragraph-rsid="006a4b1d"/>
    </style:style>
    <style:style style:name="P98" style:family="paragraph" style:parent-style-name="Standard">
      <style:text-properties officeooo:rsid="006a4b1d" officeooo:paragraph-rsid="006a4b1d"/>
    </style:style>
    <style:style style:name="P99" style:family="paragraph" style:parent-style-name="Standard">
      <style:text-properties officeooo:rsid="0056add3" officeooo:paragraph-rsid="0056add3"/>
    </style:style>
    <style:style style:name="P100" style:family="paragraph" style:parent-style-name="Standard">
      <style:text-properties officeooo:rsid="006c4f6c" officeooo:paragraph-rsid="006c4f6c"/>
    </style:style>
    <style:style style:name="P101" style:family="paragraph" style:parent-style-name="Standard">
      <style:text-properties officeooo:rsid="006c9c65" officeooo:paragraph-rsid="006c9c65"/>
    </style:style>
    <style:style style:name="P102" style:family="paragraph" style:parent-style-name="Standard">
      <style:text-properties officeooo:rsid="006e11fe" officeooo:paragraph-rsid="006e11fe"/>
    </style:style>
    <style:style style:name="P103" style:family="paragraph" style:parent-style-name="Standard">
      <style:text-properties officeooo:rsid="006f4a46" officeooo:paragraph-rsid="006f4a46"/>
    </style:style>
    <style:style style:name="P104" style:family="paragraph" style:parent-style-name="Standard">
      <style:text-properties officeooo:rsid="006f4a46" officeooo:paragraph-rsid="00707248"/>
    </style:style>
    <style:style style:name="P105" style:family="paragraph" style:parent-style-name="Standard">
      <style:text-properties officeooo:rsid="00712bbe" officeooo:paragraph-rsid="00712bbe"/>
    </style:style>
    <style:style style:name="P106" style:family="paragraph" style:parent-style-name="Standard">
      <style:text-properties officeooo:rsid="00712bbe" officeooo:paragraph-rsid="0072abb7"/>
    </style:style>
    <style:style style:name="P107" style:family="paragraph" style:parent-style-name="Standard">
      <style:text-properties officeooo:rsid="0072abb7" officeooo:paragraph-rsid="0072abb7"/>
    </style:style>
    <style:style style:name="P108" style:family="paragraph" style:parent-style-name="Standard">
      <style:text-properties officeooo:rsid="0076408f" officeooo:paragraph-rsid="0076408f"/>
    </style:style>
    <style:style style:name="P109" style:family="paragraph" style:parent-style-name="Standard">
      <style:text-properties officeooo:rsid="00770f23" officeooo:paragraph-rsid="00770f23"/>
    </style:style>
    <style:style style:name="P110" style:family="paragraph" style:parent-style-name="Standard">
      <style:text-properties officeooo:rsid="00783960" officeooo:paragraph-rsid="00783960"/>
    </style:style>
    <style:style style:name="P111" style:family="paragraph" style:parent-style-name="Standard">
      <style:text-properties officeooo:rsid="00790e62" officeooo:paragraph-rsid="00790e62"/>
    </style:style>
    <style:style style:name="P112" style:family="paragraph" style:parent-style-name="Standard">
      <style:text-properties officeooo:rsid="007c74a0" officeooo:paragraph-rsid="007c74a0"/>
    </style:style>
    <style:style style:name="P113" style:family="paragraph" style:parent-style-name="Standard">
      <style:text-properties officeooo:rsid="007c74a0" officeooo:paragraph-rsid="007de558"/>
    </style:style>
    <style:style style:name="P114" style:family="paragraph" style:parent-style-name="Standard">
      <style:text-properties officeooo:rsid="007de558" officeooo:paragraph-rsid="007de558"/>
    </style:style>
    <style:style style:name="P115" style:family="paragraph" style:parent-style-name="Standard">
      <style:text-properties officeooo:rsid="007de558" officeooo:paragraph-rsid="0082c0a9"/>
    </style:style>
    <style:style style:name="P116" style:family="paragraph" style:parent-style-name="Standard">
      <style:text-properties officeooo:rsid="007e1c7e" officeooo:paragraph-rsid="007e1c7e"/>
    </style:style>
    <style:style style:name="P117" style:family="paragraph" style:parent-style-name="Standard">
      <style:text-properties officeooo:rsid="007f68bd" officeooo:paragraph-rsid="007f68bd"/>
    </style:style>
    <style:style style:name="P118" style:family="paragraph" style:parent-style-name="Standard">
      <style:text-properties officeooo:rsid="007fbb27" officeooo:paragraph-rsid="007fbb27"/>
    </style:style>
    <style:style style:name="P119" style:family="paragraph" style:parent-style-name="Standard">
      <style:text-properties officeooo:rsid="00806910" officeooo:paragraph-rsid="00806910"/>
    </style:style>
    <style:style style:name="P120" style:family="paragraph" style:parent-style-name="Standard">
      <style:text-properties officeooo:rsid="00806910" officeooo:paragraph-rsid="0082c702"/>
    </style:style>
    <style:style style:name="P121" style:family="paragraph" style:parent-style-name="Standard">
      <style:text-properties officeooo:rsid="00824699" officeooo:paragraph-rsid="00824699"/>
    </style:style>
    <style:style style:name="P122" style:family="paragraph" style:parent-style-name="Standard">
      <style:text-properties officeooo:rsid="0082c702" officeooo:paragraph-rsid="0082c702"/>
    </style:style>
    <style:style style:name="P123" style:family="paragraph" style:parent-style-name="Standard">
      <style:text-properties officeooo:rsid="0082c702" officeooo:paragraph-rsid="0084b26b"/>
    </style:style>
    <style:style style:name="P124" style:family="paragraph" style:parent-style-name="Standard">
      <style:text-properties officeooo:rsid="0084b26b" officeooo:paragraph-rsid="0084b26b"/>
    </style:style>
    <style:style style:name="P125" style:family="paragraph" style:parent-style-name="Standard">
      <style:text-properties officeooo:rsid="0086361b" officeooo:paragraph-rsid="0086361b"/>
    </style:style>
    <style:style style:name="P126" style:family="paragraph" style:parent-style-name="Standard">
      <style:text-properties officeooo:rsid="00876a97" officeooo:paragraph-rsid="00876a97"/>
    </style:style>
    <style:style style:name="P127" style:family="paragraph" style:parent-style-name="Standard">
      <style:text-properties officeooo:rsid="0088baa4" officeooo:paragraph-rsid="0088baa4"/>
    </style:style>
    <style:style style:name="P128" style:family="paragraph" style:parent-style-name="Standard">
      <style:text-properties officeooo:rsid="008a5ac7" officeooo:paragraph-rsid="008a5ac7"/>
    </style:style>
    <style:style style:name="P129" style:family="paragraph" style:parent-style-name="Standard">
      <style:text-properties officeooo:rsid="008be015" officeooo:paragraph-rsid="008be015"/>
    </style:style>
    <style:style style:name="P130" style:family="paragraph" style:parent-style-name="Standard">
      <style:text-properties officeooo:rsid="008cc685" officeooo:paragraph-rsid="008cc685"/>
    </style:style>
    <style:style style:name="P131" style:family="paragraph" style:parent-style-name="Standard">
      <style:text-properties officeooo:rsid="008cc685" officeooo:paragraph-rsid="008e9ffd"/>
    </style:style>
    <style:style style:name="P132" style:family="paragraph" style:parent-style-name="Standard">
      <style:text-properties officeooo:rsid="008e9ffd" officeooo:paragraph-rsid="008e9ffd"/>
    </style:style>
    <style:style style:name="P133" style:family="paragraph" style:parent-style-name="Standard">
      <style:text-properties officeooo:rsid="00908fa3" officeooo:paragraph-rsid="00908fa3"/>
    </style:style>
    <style:style style:name="P134" style:family="paragraph" style:parent-style-name="Standard">
      <style:text-properties officeooo:rsid="00913464" officeooo:paragraph-rsid="00913464"/>
    </style:style>
    <style:style style:name="P135" style:family="paragraph" style:parent-style-name="Standard">
      <style:text-properties officeooo:rsid="00925090" officeooo:paragraph-rsid="00925090"/>
    </style:style>
    <style:style style:name="P136" style:family="paragraph" style:parent-style-name="Standard">
      <style:text-properties officeooo:rsid="0092d5ba" officeooo:paragraph-rsid="0092d5ba"/>
    </style:style>
    <style:style style:name="P137" style:family="paragraph" style:parent-style-name="Standard">
      <style:text-properties officeooo:rsid="0094aaba" officeooo:paragraph-rsid="0094aaba"/>
    </style:style>
    <style:style style:name="P138" style:family="paragraph" style:parent-style-name="Standard">
      <style:text-properties officeooo:rsid="00959547" officeooo:paragraph-rsid="00959547"/>
    </style:style>
    <style:style style:name="P139" style:family="paragraph" style:parent-style-name="Standard">
      <style:text-properties officeooo:rsid="0095a027" officeooo:paragraph-rsid="0095a027"/>
    </style:style>
    <style:style style:name="P140" style:family="paragraph" style:parent-style-name="Standard">
      <style:text-properties officeooo:rsid="00961c95" officeooo:paragraph-rsid="00961c95"/>
    </style:style>
    <style:style style:name="P141" style:family="paragraph" style:parent-style-name="Standard">
      <style:text-properties officeooo:rsid="009674ab" officeooo:paragraph-rsid="009674ab"/>
    </style:style>
    <style:style style:name="P142" style:family="paragraph" style:parent-style-name="Standard">
      <style:text-properties officeooo:rsid="0097914d" officeooo:paragraph-rsid="0097914d"/>
    </style:style>
    <style:style style:name="P143" style:family="paragraph" style:parent-style-name="Standard">
      <style:text-properties officeooo:rsid="0098b6d8" officeooo:paragraph-rsid="0098b6d8"/>
    </style:style>
    <style:style style:name="P144" style:family="paragraph" style:parent-style-name="Standard">
      <style:text-properties officeooo:rsid="00916bda" officeooo:paragraph-rsid="0099cb57"/>
    </style:style>
    <style:style style:name="P145" style:family="paragraph" style:parent-style-name="Standard">
      <style:text-properties officeooo:rsid="00916bda" officeooo:paragraph-rsid="009b9504"/>
    </style:style>
    <style:style style:name="P146" style:family="paragraph" style:parent-style-name="Standard">
      <style:text-properties officeooo:rsid="00925090" officeooo:paragraph-rsid="009b9504"/>
    </style:style>
    <style:style style:name="P147" style:family="paragraph" style:parent-style-name="Standard">
      <style:text-properties officeooo:rsid="0095a027" officeooo:paragraph-rsid="009b9504"/>
    </style:style>
    <style:style style:name="P148" style:family="paragraph" style:parent-style-name="Standard">
      <style:text-properties officeooo:rsid="008cc685" officeooo:paragraph-rsid="009b9504"/>
    </style:style>
    <style:style style:name="P149" style:family="paragraph" style:parent-style-name="Standard">
      <style:text-properties officeooo:rsid="009d154f" officeooo:paragraph-rsid="009d154f"/>
    </style:style>
    <style:style style:name="P150" style:family="paragraph" style:parent-style-name="Standard">
      <style:text-properties officeooo:rsid="009d261c" officeooo:paragraph-rsid="009d261c"/>
    </style:style>
    <style:style style:name="T1" style:family="text">
      <style:text-properties officeooo:rsid="00037800"/>
    </style:style>
    <style:style style:name="T2" style:family="text">
      <style:text-properties officeooo:rsid="00050fa0"/>
    </style:style>
    <style:style style:name="T3" style:family="text">
      <style:text-properties officeooo:rsid="00075831"/>
    </style:style>
    <style:style style:name="T4" style:family="text">
      <style:text-properties officeooo:rsid="000c7dcb"/>
    </style:style>
    <style:style style:name="T5" style:family="text">
      <style:text-properties officeooo:rsid="000dd355"/>
    </style:style>
    <style:style style:name="T6" style:family="text">
      <style:text-properties officeooo:rsid="001163b5"/>
    </style:style>
    <style:style style:name="T7" style:family="text">
      <style:text-properties officeooo:rsid="00142483"/>
    </style:style>
    <style:style style:name="T8" style:family="text">
      <style:text-properties officeooo:rsid="00162bad"/>
    </style:style>
    <style:style style:name="T9" style:family="text">
      <style:text-properties officeooo:rsid="001776ef"/>
    </style:style>
    <style:style style:name="T10" style:family="text">
      <style:text-properties officeooo:rsid="001e06a5"/>
    </style:style>
    <style:style style:name="T11" style:family="text">
      <style:text-properties officeooo:rsid="001fbdc7"/>
    </style:style>
    <style:style style:name="T12" style:family="text">
      <style:text-properties officeooo:rsid="0020103e"/>
    </style:style>
    <style:style style:name="T13" style:family="text">
      <style:text-properties officeooo:rsid="0021d917"/>
    </style:style>
    <style:style style:name="T14" style:family="text">
      <style:text-properties officeooo:rsid="0024115e"/>
    </style:style>
    <style:style style:name="T15" style:family="text">
      <style:text-properties officeooo:rsid="002d506f"/>
    </style:style>
    <style:style style:name="T16" style:family="text">
      <style:text-properties officeooo:rsid="0030e557"/>
    </style:style>
    <style:style style:name="T17" style:family="text">
      <style:text-properties officeooo:rsid="003651a0"/>
    </style:style>
    <style:style style:name="T18" style:family="text">
      <style:text-properties officeooo:rsid="00378605"/>
    </style:style>
    <style:style style:name="T19" style:family="text">
      <style:text-properties officeooo:rsid="003a571b"/>
    </style:style>
    <style:style style:name="T20" style:family="text">
      <style:text-properties officeooo:rsid="003ba281"/>
    </style:style>
    <style:style style:name="T21" style:family="text">
      <style:text-properties officeooo:rsid="003c83a2"/>
    </style:style>
    <style:style style:name="T22" style:family="text">
      <style:text-properties officeooo:rsid="003f5ba4"/>
    </style:style>
    <style:style style:name="T23" style:family="text">
      <style:text-properties officeooo:rsid="0044311a"/>
    </style:style>
    <style:style style:name="T24" style:family="text">
      <style:text-properties officeooo:rsid="004ae3b8"/>
    </style:style>
    <style:style style:name="T25" style:family="text">
      <style:text-properties officeooo:rsid="004cd45f"/>
    </style:style>
    <style:style style:name="T26" style:family="text">
      <style:text-properties officeooo:rsid="004dde81"/>
    </style:style>
    <style:style style:name="T27" style:family="text">
      <style:text-properties officeooo:rsid="0052b70b"/>
    </style:style>
    <style:style style:name="T28" style:family="text">
      <style:text-properties officeooo:rsid="0055baa3"/>
    </style:style>
    <style:style style:name="T29" style:family="text">
      <style:text-properties officeooo:rsid="00560b8e"/>
    </style:style>
    <style:style style:name="T30" style:family="text">
      <style:text-properties officeooo:rsid="005720ff"/>
    </style:style>
    <style:style style:name="T31" style:family="text">
      <style:text-properties officeooo:rsid="00586ec1"/>
    </style:style>
    <style:style style:name="T32" style:family="text">
      <style:text-properties officeooo:rsid="0059430e"/>
    </style:style>
    <style:style style:name="T33" style:family="text">
      <style:text-properties officeooo:rsid="005b0cbb"/>
    </style:style>
    <style:style style:name="T34" style:family="text">
      <style:text-properties officeooo:rsid="005cbea7"/>
    </style:style>
    <style:style style:name="T35" style:family="text">
      <style:text-properties officeooo:rsid="005ce507"/>
    </style:style>
    <style:style style:name="T36" style:family="text">
      <style:text-properties officeooo:rsid="005da2f0"/>
    </style:style>
    <style:style style:name="T37" style:family="text">
      <style:text-properties officeooo:rsid="005f0198"/>
    </style:style>
    <style:style style:name="T38" style:family="text">
      <style:text-properties officeooo:rsid="00613a2b"/>
    </style:style>
    <style:style style:name="T39" style:family="text">
      <style:text-properties officeooo:rsid="0061acb1"/>
    </style:style>
    <style:style style:name="T40" style:family="text">
      <style:text-properties officeooo:rsid="006358aa"/>
    </style:style>
    <style:style style:name="T41" style:family="text">
      <style:text-properties officeooo:rsid="00639842"/>
    </style:style>
    <style:style style:name="T42" style:family="text">
      <style:text-properties officeooo:rsid="00655647"/>
    </style:style>
    <style:style style:name="T43" style:family="text">
      <style:text-properties officeooo:rsid="0065eab6"/>
    </style:style>
    <style:style style:name="T44" style:family="text">
      <style:text-properties officeooo:rsid="0069c347"/>
    </style:style>
    <style:style style:name="T45" style:family="text">
      <style:text-properties officeooo:rsid="006be3ed"/>
    </style:style>
    <style:style style:name="T46" style:family="text">
      <style:text-properties officeooo:rsid="006c9c65"/>
    </style:style>
    <style:style style:name="T47" style:family="text">
      <style:text-properties officeooo:rsid="006f4a46"/>
    </style:style>
    <style:style style:name="T48" style:family="text">
      <style:text-properties officeooo:rsid="00707248"/>
    </style:style>
    <style:style style:name="T49" style:family="text">
      <style:text-properties officeooo:rsid="0072abb7"/>
    </style:style>
    <style:style style:name="T50" style:family="text">
      <style:text-properties officeooo:rsid="007497b6"/>
    </style:style>
    <style:style style:name="T51" style:family="text">
      <style:text-properties officeooo:rsid="00790e62"/>
    </style:style>
    <style:style style:name="T52" style:family="text">
      <style:text-properties officeooo:rsid="007a7b46"/>
    </style:style>
    <style:style style:name="T53" style:family="text">
      <style:text-properties officeooo:rsid="007de558"/>
    </style:style>
    <style:style style:name="T54" style:family="text">
      <style:text-properties officeooo:rsid="007e1c7e"/>
    </style:style>
    <style:style style:name="T55" style:family="text">
      <style:text-properties officeooo:rsid="007fbb27"/>
    </style:style>
    <style:style style:name="T56" style:family="text">
      <style:text-properties officeooo:rsid="0082c0a9"/>
    </style:style>
    <style:style style:name="T57" style:family="text">
      <style:text-properties officeooo:rsid="0082c702"/>
    </style:style>
    <style:style style:name="T58" style:family="text">
      <style:text-properties officeooo:rsid="0084b26b"/>
    </style:style>
    <style:style style:name="T59" style:family="text">
      <style:text-properties officeooo:rsid="0088baa4"/>
    </style:style>
    <style:style style:name="T60" style:family="text">
      <style:text-properties officeooo:rsid="008e9ffd"/>
    </style:style>
    <style:style style:name="T61" style:family="text">
      <style:text-properties officeooo:rsid="00908fa3"/>
    </style:style>
    <style:style style:name="T62" style:family="text">
      <style:text-properties officeooo:rsid="00913464"/>
    </style:style>
    <style:style style:name="T63" style:family="text">
      <style:text-properties officeooo:rsid="00916bda"/>
    </style:style>
    <style:style style:name="T64" style:family="text">
      <style:text-properties officeooo:rsid="00923b7d"/>
    </style:style>
    <style:style style:name="T65" style:family="text">
      <style:text-properties officeooo:rsid="00959547"/>
    </style:style>
    <style:style style:name="T66" style:family="text">
      <style:text-properties officeooo:rsid="0095a027"/>
    </style:style>
    <style:style style:name="T67" style:family="text">
      <style:text-properties officeooo:rsid="00961c95"/>
    </style:style>
    <style:style style:name="T68" style:family="text">
      <style:text-properties officeooo:rsid="009674ab"/>
    </style:style>
    <style:style style:name="T69" style:family="text">
      <style:text-properties officeooo:rsid="0098b6d8"/>
    </style:style>
    <style:style style:name="T70" style:family="text">
      <style:text-properties officeooo:rsid="0099cb57"/>
    </style:style>
    <style:style style:name="T71" style:family="text">
      <style:text-properties officeooo:rsid="009b95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крослюнные осадки, окропившие мне лицо в результате богоборческого плевка в небо, <text:span text:style-name="T52">неоспоримо доказали</text:span> моё <text:s/>неумение делать выводы из личного опыта (подброшенные горсти песка всегда осыпались вниз), а также полное моё невежество относительно закона выведенного Исааком Ньютоном, что преподносится в потоке прочих знаний предусмотренных школьной программой.</text:p>
      <text:p text:style-name="P1">Нескончаемо долгое лето сжалилось над моей беспросветностью и передало меня сентябрю, когда, обряженный в синеватый костюмчик с оловянно блестящими пуговицами , с чубчиком подстриженным в настоящей мужской парикмахерской, куда мама водила меня за день до этого, стискивая в ладони обёрнутые газетой стебли георгинов, с вечера принесённых из палисадничка папиного друга дяди Зацепина, у которого чёрный мотоцикл с коляской, я пошёл первый раз в первый класс в сопровождении мамы.</text:p>
      <text:p text:style-name="P1">Уже не вспомнить: вела ли она меня за руку, или же мне удалось настоять, что сам понесу тёмно-коричневый портфельчик.</text:p>
      <text:p text:style-name="P1">Мы спускались по той же дороге, что и в садик, на которой давным-давно уже не было зэковских колонн, а вразнобой шагали такие же будущие первоклассники с родителями и разнокалиберные школьники других возрастов — группками и по отдельности.</text:p>
      <text:p text:style-name="P1">Но под горкой мы не свернули на широкую тропу ведущую через ельник к садику, а шли прямо по дороге к казармам учебки с распахнутыми воротами, чтобы пересечь <text:span text:style-name="T1">и покинуть </text:span>её двор через боковую калитку, <text:span text:style-name="T1">и дальше по торной тропе подняться между высоких елей и серостволых осин на взгорок, за которым опять начинался длинный спуск через лиственный лес, с болотом по правой стороне, к короткому, но крутому подъёму на дорогу заходящую в открытые ворота территории школы, обнесённой реечным забором.</text:span></text:p>
      <text:p text:style-name="P2">Внутри территории дорога подводила к бетонным ступеням, что подымались к неширокой дорожке перед входом в двухэтажное здание школы, с рядами широких окон.</text:p>
      <text:p text:style-name="P2">В школу мы не зашли, а зачем-то долго стояли, а большие школьники бегали туда-сюда и на них покрикивали. Потом нас, первоклашек, выстроили в одну линию.</text:p>
      <text:p text:style-name="P2">Родители остались за спиной, но всё-таки рядом, и мы ещё постояли со своими цветами и портфелями, пока нам не сказали встать по двое и идти за пожилой женщиной в класс.</text:p>
      <text:p text:style-name="P2">Мы нестройно двинулись, какая-то девочка разревелась: её стали утешать на ходу.</text:p>
      <text:p text:style-name="P2">Я оглянулся на маму.</text:p>
      <text:p text:style-name="P2">Она улыбалась и говорила уже не слыхать что, и помахала мне рукой. Черноволосая, молодая, красивая...</text:p>
      <text:p text:style-name="P2">Дома мама всем сказала, что Серафима Сергеевна Касьянова опытная и хорошо, что я попал к ней.</text:p>
      <text:p text:style-name="P3">Поначалу она нас обучала писать карандашом в тетрадях в косую линейку для вырабатывания почерка с наклоном. Мы писали нескончаемые строчки палочек и крючочков, из которых в дальнейшем составятся буквы.</text:p>
      <text:p text:style-name="P3">Прошла целая вечность, прежде чем учительница объявила, что мы начинаем писать ручками и назавтра надо принести их с собой в школу вместе с чернильницами-невыливайками и сменными перьями.</text:p>
      <text:p text:style-name="P3">Такие ручки — изящные деревянные палочки в яркой однотонной окраске с манжетиками из светлой жести на конце, куда вставляется перо, я и без того каждый день приносил с собой в деревянном пенале с продольной выдвижной крышечкой.</text:p>
      <text:p text:style-name="P3">А пластмассовые невыливайки и впрямь удерживали чернила в своих двойных стенках, если случайно опрокинешь, или даже перевернёшь кверхногами.</text:p>
      <text:p text:style-name="P3">Перо обмакивалось в чернильницу, но не слишком глубоко, потому что если наберёшь на перо слишком много чернил, <text:s/>они стекут на тетрадный лист и получится клякса.</text:p>
      <text:p text:style-name="P3">Одного обмака хватает на пару слов, а потом — снова макай.</text:p>
      <text:p text:style-name="P3">В школе чернильницы стояли по одной на каждую парту <text:span text:style-name="T2">и двое соседей макали туда перья своих ручек по очереди.</text:span></text:p>
      <text:p text:style-name="P4">Кончик у сменных перьев был раздвоен, но плотно теснящиеся друг к другу половинки оставляли на бумаге тонкую линию (если не забудешь обмакнуть перо в чернильницу), зато <text:soft-page-break/>при нажиме на ручку они плавно раздвигались, чтобы линия стала пошире.</text:p>
      <text:p text:style-name="P4">Чередование тонких и жирных линий с равномерными переходами из одной в другую, запечатлённые в прекрасных образцах учебника по чистописанию, приводили меня в отчаяние своей недостижимостью.</text:p>
      <text:p text:style-name="P4">Позднее, уже в третьем классе, я освоил ещё одно применение школьных пёрышек.</text:p>
      <text:p text:style-name="P4">Если воткнёшь перо в бок яблока, провернёшь, а потом вытащишь, то в нём останется маленький конус яблочной плоти, а в самом яблоке — аккуратное отверстие, куда можно вставить полученный конусик, предварительно перевернув.</text:p>
      <text:p text:style-name="P4">Получается яблоко с рогом. Добавляешь ещё таких рожков, и оно начинает смахивать на морскую мину, или ежа — в зависимости от усидчивости рукодела.</text:p>
      <text:p text:style-name="P4">Потом своё художество можно съесть, но мне вкус яблочного мутанта уже не нравился.</text:p>
      <text:p text:style-name="P4">А год спустя, в четвёртом классе, пёрышки учеников превращались в метательное оружие.</text:p>
      <text:p text:style-name="P4">Одна половинка раздвоенного носика обламывается, а заокругленный конец задней части надо расщепить, чтобы вставить в трещинку бумажный хвостик-стабилизатор для ровного полёта по прямой.</text:p>
      <text:p text:style-name="P4">Теперь бросай свой дротик во что-то деревянное: дверь, доску, оконную раму — он там воткнётся колющей половинкой носика и заторчит.</text:p>
      <text:p text:style-name="P5">Дорога в школу стала совсем своей, но всякий раз немножко другая.</text:p>
      <text:p text:style-name="P5">Листва опадала, по лесу пошли гулять сквозняки, а школа различалась уже со спуска рядом с болотом, где на светлой и гладкой коре одной из широких осин темнела вырезанная ножиком надпись: «Здесь пропадает юнность».</text:p>
      <text:p text:style-name="P5">(До сих пор название молодёжного литературного журнала ЮНОСТЬ мне почему-то кажется коротковато ущербным.)</text:p>
      <text:p text:style-name="P5">Потом повалили снега, но в наметённых сугробах за один день опять протаптывалась широкая тропа дороги в школу.</text:p>
      <text:p text:style-name="P5">Солнце нестерпимо искрилось в белизне по обе стороны этой снежной траншеи дороги к знаниям, с оранжевыми метинами мочи на стенках; следующий снегопад их бесследно засыплет, но они появятся в других местах новопротоптанной (и ставшей глубже) тропы через лес.</text:p>
      <text:p text:style-name="P5">Под Новый год наш класс кончил проходить букварь и Серафима Сергеевна привела нас в школьную библиотеку — узкую, как коридор, комнату на втором этаже. Она сказала, что теперь мы можем приходить сюда и брать книги домой для личного чтения.</text:p>
      <text:p text:style-name="P5">В первой книге, что я принёс домой, залёг с ней на диване и не подымался пока не прочитал до конца, <text:s/>рассказывалось про город, где по улицам ходят молоточки и стукают по головам колокольчиков, чтоб те звенели — это сказка Аксакова про табакерку с музыкой.</text:p>
      <text:p text:style-name="P12">Зимние вечера такие торопыги, пока пообедаешь и отмучаешь домашнее задание по чистописанию — глядь! — а за окном уже густеют сумерки. </text:p>
      <text:p text:style-name="P12">Но даже темень не в силах остановить общественную жизнь, вот и одеваешь валенки и тёплые штаны поверх них, зимнее пальто, шапку и — айда на горку!</text:p>
      <text:p text:style-name="P12">Далеко? Да нет же! Ведь это та самая горка, по которой спускаемся из Квартала к школе новобранцев, идя в школу. Поэтому снег хорошо утоптан и санки в нём не вязнут.</text:p>
      <text:p text:style-name="P12">Горка начинается от бетонной окружной дороги. Бетон, конечно, тоже укрыт укатанным снегом, но свет фонарей на столбах вдоль него подтверждает — это всё та же дорога.</text:p>
      <text:p text:style-name="P12">Один из фонарей стоит <text:span text:style-name="T6">начале спуска. Под ним и собирается гурьба детворы с санками.</text:span></text:p>
      <text:p text:style-name="P13">У большинства они покупные — с алюминиевыми полозьями и разноцветно лакированными перекладинками сиденья.</text:p>
      <text:p text:style-name="P13">А мои папа на работе сделал, чуть короче магазинных, но более угонистые, хотя тоже со спинкой, на которую приходится бросаться животом, когда разгоняешься под гору.</text:p>
      <text:p text:style-name="P13">Низ спуска тонет в ночной темноте проколотой далёкой лампочкой над воротами школы новобранцев.</text:p>
      <text:p text:style-name="P13">Когда санки на излёте останавливаются, берёшь обледенелую верёвку, продетую в две дырки </text:p>
      <text:p text:style-name="P13">на носу у санок и топаешь обратно вверх.</text:p>
      <text:p text:style-name="P13"><text:soft-page-break/>А с приближеньем к свету фонаря, тебе подмигивают из обочинных сугробов несчётные живые искорки, меняющиеся с каждым шагом.</text:p>
      <text:p text:style-name="P13">А наверху уже придумали устроить паровозик — цепляют санки друг с дружком верёвками за спинки, и вот уже в темноту уходит общая масса с воплями, с визгом.</text:p>
      <text:p text:style-name="P14">В какой-то момент я, как, наверное, тысячи других мальчиков, сделал то, чего никак нельзя делать, и нас об этом тысячу раз предупреждали: передок санок в свете фонаря переливался таким прекрасным множеством морозных искорок, что я не удержался и лизнул его.</text:p>
      <text:p text:style-name="P14">Как и следовало ожидать, язык прикипел к железу, пришлось отдирать со стыдом и болью, и с надеждой, что никто не заметил такой глупости от такого большого мальчика.</text:p>
      <text:p text:style-name="P15">Потом возвращаешься домой, волоча за собой санки онемелыми от холода руками, и бросаешь их у подвальной двери в подъезде, а дома мама сдёргивает с тебя варежки с бисерной ледышкой на каждой ворсинке шерсти, открывая побелелые кисти твои<text:span text:style-name="T7">х</text:span> рук и выбегает во двор — зачерпнуть снега в тазик и растирать твои ничего не чувствующие руки, а потом велит держать их в кастрюле, куда льётся холодная вода из кухонного крана и к ним медленно начинает возвращаться жизнь; и ты ноешь <text:span text:style-name="T7">от </text:span><text:s/>игол<text:span text:style-name="T7">о</text:span>к пронзительной боли в пальцах, <text:span text:style-name="T7">а мама кричит: так тебе и надо! тоже мне — гуляка! так тебе и надо, горе ты моё луковое! А ты скулишь и ойкаешь ободранным об морозную железяку языком от нестерпимой боли в негнущихся пальцах, но уже не сомневаешься, что всё будет хорошо, потому что мама знает чем и как спасти тебя.</text:span></text:p>
      <text:p text:style-name="P5">После каникул Серафима Сергеевна принесла в класс газету «Пионерская правда» и целый урок читала оттуда что такое коммунизм, который Никита Сергеевич Хрущёв только что пообещал построить в нашей стране через двадцать лет.</text:p>
      <text:p text:style-name="P5">Когда я дома радостно объявил, что нам предстоит жить при коммунизме, где <text:span text:style-name="T3">в магазинах </text:span>всё <text:s/>будет <text:span text:style-name="T3">бесплатно, родители переглянулись, но разделять мои восторги не стали. Я больше не стал к ним приставать, но про себя высчитал, что с наступлением коммунизма мне исполнится двадцать семь лет — не очень-то и старый, успею пожить при нём.</text:span></text:p>
      <text:p text:style-name="P6">К тому времени всех учеников нашего класса уже приняли в октябрята, когда к нам пришли взрослые пятиклассники и каждому из нас прикололи на школьную форму значок — маленькую алую звёздочку с круглой рамочкой в центре, откуда, как из медальона, смотрело ангельское личико Володи Ульянова в раннем детстве, когда он говорил своей сестричке: «Шагом марш из-под дивана!»</text:p>
      <text:p text:style-name="P6">Потом он вырос и стал Владимиром Ильичом Лениным и про него написали множество книг.</text:p>
      <text:p text:style-name="P6">Дома у нас появился проектор для диафильмов: угловато-коробчатое устройство с трубкой носа, в котором размещались линзы, и с набором пластмассовых бочоночков, где под крышечками хранились тугие свитки тёмных плёнок с диафильмами — про того же матроса Железняка, или про маленькую дочку революционера, которая догадалась спрятать принесённый отцом типографский шрифт для подпольных листовок в кувшин с молоком от нагрянувшей с обыском полиции.</text:p>
      <text:p text:style-name="P6">Под молоко они не догадались заглянуть.</text:p>
      <text:p text:style-name="P6">Плёнки в рамку <text:s/>протяжки заряжал, конечно же, я и потом вращал чёрное колёсико прокрутки, сменяя кадры.</text:p>
      <text:p text:style-name="P6">Надписи под кадрами читал тоже я, <text:s/>но не долго, потому что младшие выучили их наизусть и объявляли ещё до того, как кадр со скрипом взберётся в световой квадрат на оклеенной обоями стене.</text:p>
      <text:p text:style-name="P6">Такие посягновения на своё старшинство от Наташи я терпел, но от Сашки было обидно. </text:p>
      <text:p text:style-name="P7">Давно ли, запыхавшись от игр, вбегали мы на кухню напиться воды из крана белой кружкой с рисунком крейсера <text:s/>«Аврора» на боку и он уступал черёд мне, как более старшему и сильному?</text:p>
      <text:p text:style-name="P7">А я, отпив половину, передавал кружку ему и великодушно позволял допивать остатки — ведь именно через них передаётся сила.</text:p>
      <text:p text:style-name="P7">Почему я такой сильный?</text:p>
      <text:p text:style-name="P7">Потому что не побрезговал допить воду из бутылки надпитой самым сильным мальчиком <text:soft-page-break/>нашего класса — Сашей Невельским.</text:p>
      <text:p text:style-name="P7">Мой младший брат наивно слушал мои наивные россказни и послушно брал протянутую кружку.</text:p>
      <text:p text:style-name="P7">Он, как и я, был <text:s/>доверчив и, когда однажды за обедом папа достал из своей суповой тарелки хрящ без мяса и объявил: кто разгрызёт — получит кило пряников, Сашка вызвался и, таки, разгрыз, но пряников так и не получил.</text:p>
      <text:p text:style-name="P8">Однажды мама получила посылку от своей мамы — фанерный ящичек с коричневыми нашлёпками сургуча и крупными буквами адресов: нашего номерного «почтового ящика» и города Конотопа.</text:p>
      <text:p text:style-name="P8">В посылке было сало и мешочек чёрных семечек, и резиновая грелка самогона.</text:p>
      <text:p text:style-name="P8">Мама обжарила семечки на сковородке и они очень вкусно запахли. Мы из грызли, складывали шелуху на блюдце, а вкусные ядрышки с острыми носиками жевали и проглатывали.</text:p>
      <text:p text:style-name="P8">Потом мама сказала, что если сразу не есть, а налущить по полстакана, да посыпать сахарным песком — вот будет вкуснотища!</text:p>
      <text:p text:style-name="P9">Мы, дети , получили по стакану семечек каждый, одно блюдце на всех и большущий кулёк, который мама ловко свернула из газеты и наполнила посылочными семечками.</text:p>
      <text:p text:style-name="P9">Уйдя в детскую, мы мы разлеглись на остатках ковровой дорожки с подпалинами от давнишнего пожара.</text:p>
      <text:p text:style-name="P9">Конечно же, первым лущёными семечками наполнился стакан Наташки , хотя она болтала больше всех. Но когда Санька стал обгонять меня, моё самолюбие было задето и меня не оправдывало даже то, что я отвлекался рассматриванием карикатуры на газетном кульке, где пузатый колониалист вылетал с континента Африка, а сзади на его шортах чернел отпечаток пинка башмаком.</text:p>
      <text:p text:style-name="P9">Иногда мне хотелось съесть какую-то из семечек, но нельзя было совсем уж отставать от брата с сестрой.</text:p>
      <text:p text:style-name="P9">Потом мама принесла стакан с сахарным песком и чайной ложечкой посыпала наши достижения, но у меня уже пропала охота к семечкам, даже и под сахарной присыпкой, и я охладел к ним на всю дальнейшую жизнь.</text:p>
      <text:p text:style-name="P9">А между тем, лузганье семечек это не просто эффективное времяпровождение в сочетании с ублажением вкусовых колбочек языка и нёба, это ещё и целое искусство.</text:p>
      <text:p text:style-name="P9">Начиная от разухабисто славянских фасонов типа «свинячьего», когда чёрные, отчасти даже прожёванные лушпайки не сплёвываются в окружающую действительность, а выталкиваются языком из уголка губ и они неспешной, лавообразной массой сползают до подбородка, чтобы шмякаться вниз прослюненными шматками; <text:span text:style-name="T4">либо же «филигранного», при котором семечка закидывается в рот с расстояния не менее двадцати пяти сантиметров, и так далее — до целомудренной закавказской манеры, когда грызóмые семечки закладываются во всё тот же, таки, рот по одной, из зажима между концом большого и суставом указательного пальцев, причём сгиб указательного совершенно прикрывает губы в момент приёма семечки, и лузга не выплёвывается, а возвращается обратно меж тех же пальцев для рассеивания куда попало, или складывания во что-уж-там-нибудь.</text:span></text:p>
      <text:p text:style-name="P10">Хотя, при наблюдении способа помянутого последним, <text:s/>складывается общее впечатление будто семечкоед <text:s/>вкушает собственный кукиш. Ну-кось, выкусим!</text:p>
      <text:p text:style-name="P10">М-да, семечки — это вам не тупой поп-корм. </text:p>
      <text:p text:style-name="P10">Однако, хватит уже про них, вернусь-<text:span text:style-name="T5">ка</text:span> к зелёной дорожке.</text:p>
      <text:p text:style-name="P11">Именно на этой дорожке мой брат нанёс сокрушительный удар по моему авторитету старшего, когда я, придя из школы после урока физкультуры, опрометчиво заявил, что сделать сто приседаний кряду — выше человеческих сил.</text:p>
      <text:p text:style-name="P11">Сашка молча посопел и сказал — он сделает.</text:p>
      <text:p text:style-name="P11">Считали мы с Наташей.</text:p>
      <text:p text:style-name="P11">После тридцатого приседания я заорал, что так неправильно, что он подымается не до конца, но он не слушал и продолжал, и Наташа продолжала считать.</text:p>
      <text:p text:style-name="P11"><text:soft-page-break/>Я перестал вопить, а под конец даже присоединился к сестре в хоровом счёте, хотя и видел, что после восьмидесяти он уже не подымается выше согнутых в приседе колен.</text:p>
      <text:p text:style-name="P11">Мне жалко было брата, эти неполноценные приседы давались ему с неимоверным трудом.</text:p>
      <text:p text:style-name="P11">Его пошатывало, в глазах стояли слёзы, но счёт был доведён до ста, после чего он насилу доковылял до дивана, а потом неделю жаловался на боль в коленях.</text:p>
      <text:p text:style-name="P11">Авторитет мой рухнул, <text:s/>как колониализм в Африке. Хорошо хоть пряников я не обещал.</text:p>
      <text:p text:style-name="P11">Откуда взялся проектор?</text:p>
      <text:p text:style-name="P11">Скорее всего это был подарок родителей. А у них в комнате появилась радиола — комбинация из радиоприёмника и проигрывателя для грампластинок, как теперь говорят: два в одном.</text:p>
      <text:p text:style-name="P11">Её крышка и боковые стенки отблескивали коричневым лаком, задняя, обращённая к стене, была просверлена рядами круглых отверстий, сквозь которые виднелись алюминиевые панели с радиолампами разного роста, а через одну из дырочек выходил коричневый провод с вилкой для подключения в электророзетку.</text:p>
      <text:p text:style-name="P16">Переднюю стенку обтягивала специальная звукопропускающая материя, через которую угадывались овалы динамиков, и круглый зелёный глазок лампочки зажигающейся при включении.</text:p>
      <text:p text:style-name="P16">Внизу передней стенки размещалась невысокая стеклянная плата почти во всю длину, если не считать три катушечные ручки по краям: справа — включение и громкость (два в одном) и переключатель диапазона принимаемых радиоволн, слева — плавная подстройка на волну.</text:p>
      <text:p text:style-name="P16">Стекло было чёрное, с четырьмя прозрачными полосками от края и до края, а над каждой тонкие чёрточки и названия городов: Москва, Бухарест, Варшава и, когда покрутить ручку настройки приёма волны, в прозрачных полосках видно передвижение вертикального бегунка с той стороны стекла, в недрах радиолы.</text:p>
      <text:p text:style-name="P16">Радио было не очень интересным — шипело трещало при передвижении бегунка, <text:s/>иногда всплывала речь диктора на незнакомо-бухарестском языке, ил на русском, но то же самое, что и в настенном радио.</text:p>
      <text:p text:style-name="P16">Зато поднятие <text:span text:style-name="T8">лакированной крышки открывало широкий круг с бархатной спинкой куда кладутся грампластинки, надеваясь на невысокий никелированный стерженёк в центре круга, а сбоку от него — чуть <text:s text:c="2"/>кривоватая лапка адаптера из белой пластмассы на своей подставке, откуда его надо приподнять и опустить на краешек вращающейся грампластинки, чтобы слушать песню про Чико-Чико из Коста Рики, или О Маэ Кэро, или про солдата в поле вдоль берега крутого.</text:span></text:p>
      <text:p text:style-name="P17">В тумбочке под радиолой было много бумажных конвертов с чёрными пластинками Апрелевского завода грамзаписи, о чём было напечатано на круглых наклейках в центре пластинок, пониже названия песни и имени исполнителя, и что скорость вращения 78 об/мин.</text:p>
      <text:p text:style-name="P17">Рядом с адаптером находился рычажок переключения скорости: 33, 45 и 78.</text:p>
      <text:p text:style-name="P17">Пластинки на 33 оборота были значительно меньше 78-оборотных, но на них — на таких маленьких! — размещалось аж по две песни с одной стороны.</text:p>
      <text:p text:style-name="P17">Наташа показала нам, что при запуске 33-оборотной пластинки на скорость в 45 или <text:s/>78 оборотов даже хор Советской Армии имени Александрова начинает петь кукольно-лилипуточными голосами.</text:p>
      <text:p text:style-name="P17">Папа не большой был любитель чтения, <text:span text:style-name="T9">если и читал, то лишь журнал РАДИО со схемами-чертежами из диодов-конденсаторов-сопротивлений, который ежемесячно приносили в почтовый ящик на двери нашей квартиры.</text:span></text:p>
      <text:p text:style-name="P18">А поскольку папа был партийный человек, то туда же ещё клали газету ПРАВДА и журнал БЛОКНОТ АГИТАТОРА без единой картинки и с беспросветно плотной печатью — по одному-два нескончаемых параграфа на страницу.</text:p>
      <text:p text:style-name="P18">Правда, иногда вечерами после работы он ходил на занятия в школу партийной учёбы, в конце которой его ждал трудный экзамен и поэтому он записывал уроки в толстую тетрадь с дерматиновой коричневой обложкой.</text:p>
      <text:p text:style-name="P18"><text:soft-page-break/>Из той школы он принёс пару партийных учебников, которые там распространяли среди партшкольников.</text:p>
      <text:p text:style-name="P18">Но в эти учебники он никогда не заглядывал. </text:p>
      <text:p text:style-name="P18">И зря. </text:p>
      <text:p text:style-name="P18">Потому что через два года в одном из них он обнаружил свою «заначку» — часть получки припрятанную от жены для расходов по собственному усмотрению.</text:p>
      <text:p text:style-name="P18">Он горько сожалел и громко сетовал из-за этой находки, потому что заначка оказалась старыми деньгами, на которые после реформы ничего не купишь.</text:p>
      <text:p text:style-name="P19">У Объекта, на котором мы жили, было ещё одно имя — Зона. Осталось с тех времён, когда зэки строили Объект, а ведь они живут и трудятся «на зоне».</text:p>
      <text:p text:style-name="P19">После пары лет занятий в партийной школе папу и других её учеников возили «за зону» — в районный центр на экзамены.</text:p>
      <text:p text:style-name="P19">Папа переживал и говорил, что ни черта не знает, хоть и исписал свою толстую тетрадку почти до конца. А так же ж не хочется остаться ещё на год в этой школе партийной учёбы.</text:p>
      <text:p text:style-name="P19">Вернулся он довольный, сказал, что получил «троечку» и теперь хоть вечера будут свободны.</text:p>
      <text:p text:style-name="P19">Мама спросила: как же удалось, если ничего не знал?</text:p>
      <text:p text:style-name="P19">Тогда папа открыл толстую тетрад и показал свою колдовочку — во время экзамена он на последней странице сделал карандашный рисунок осла, а внизу написал: «вы-ве-зи!»</text:p>
      <text:p text:style-name="P19">Я не знал верить всему этому или нет, потому что папа очень смеялся, но я знал, что никому не стану рассказывать про осла, который вывез папу из школы партийной учёбы. <text:s/></text:p>
      <text:p text:style-name="P20">Зато мама читала книги. </text:p>
      <text:p text:style-name="P20">На работе, в свои смены дежурства на насосной станции.</text:p>
      <text:p text:style-name="P20">Эти книги она брала в библиотеке Части (потому что мы жили не только на-Объекте-в-Зоне-в-Почтовой-ящике, но ещё и в войсковой Части номер такой-то).</text:p>
      <text:p text:style-name="P20">За ними надо было идти за километр от Квартала, сначала спуститься по дороге из бетонных плит, а потом, оставив её, — всё прямо, между рядами деревянных домов с невысокими палисадниками и, метров двести не доходя до Дома офицеров, где и заканчивалась эта небетонированная дорога, свернуть направо — к одноэтажному, но кирпичному зданию библиотеки Части.</text:p>
      <text:p text:style-name="P20">Мама иногда брала меня с собой и пока она меняла свои книги в глубине здания, я дожидался <text:s/>в широкой пустой передней комнате с плакатами про ядерный взрыв и атомную бомбу в разрезе (ведь мы жили на Атомной Объекте).</text:p>
      <text:p text:style-name="P20">Кроме плакатов про бомбу на стенах были ещё фотографии как готовят диверсантов НАТО, где вспрыгнувший на спину часовому диверсант раздирал ему губы пальцами своих рук.</text:p>
      <text:p text:style-name="P20">Было жутко смотреть на такое, но не смотреть я не мог и думал — скорей бы уж мама вышла.</text:p>
      <text:p text:style-name="P21">Однажды я набрался смелости и спросил можно ли и мне брать тут книги.</text:p>
      <text:p text:style-name="P21">Мама сказала, что это, вообще-то, библиотека для взрослых, но всё же завела меня в комнату, где за тумбовым столом со стопками разнообразных толстых книг сидела женщина-библиотекарь и мама сказала ей, что не знает что со мной делать, и что я уже перечитал всю школьную библиотеку.</text:p>
      <text:p text:style-name="P21">С тех пор я ходил в библиотеку сам, без мамы; иногда даже обменивал её книги, а для себя брал по две-три и читал их вперемешку, валяясь на диване, — где на одном валике полз в тыл врага за «языком» с разведчиками группы «Звезда», а перевернувшись к другому валику — утыкался в уже раскрытую страницу с мексиканскими кактусами, где скакал белый вождь Майн Рида.</text:p>
      <text:p text:style-name="P21">За такой диванный образ жизни папа прозвал меня Обломовым, которого запомнил на уроках русской литературы в своей деревенской школе.</text:p>
      <text:p text:style-name="P21">Зима была затяжная; метели сменялись морозом и солнцем. В школу приходилось выходить в густых сумерках, чуть не затемно.</text:p>
      <text:p text:style-name="P21">Но однажды, в оттепельный день, возвращаясь из школы домой и уже на подъёме между казармами для новобранцев и домами Квартала, я увидел слева от дороги непонятную чёрную полосу, свернул к ней и, проваливаясь валенками в нехоженый снег, пошёл <text:soft-page-break/>разобраться.</text:p>
      <text:p text:style-name="P21">Это оказалось полосою проступившей из-под снега земли — липковатой от влаги. Проталина.</text:p>
      <text:p text:style-name="P21">На следующий день она удлинилась и кто-то принёс на неё почернелые опавшие шишки сосны.</text:p>
      <text:p text:style-name="P22">И хотя назавтра ударил мороз, сковав снег твёрдым настом, и опять пошли снегопады, бесследно скрыв темневшую на взгорке проталину, я точно знал: а зима-то — пройдёт.</text:p>
      <text:p text:style-name="P22">В середине марта, на первом уроке понедельника, Серафима Сергеевна сказала нам отложить свои ручки и выслушать её.</text:p>
      <text:p text:style-name="P22">Оказывается, позавчера она с дочкой ходила в баню, а придя домой обнаружила пропажу кошелька, где была вся её учительская зарплата.</text:p>
      <text:p text:style-name="P22">Они с дочкой очень расстроились, и та ей сказала, что разве с такими людьми построишь коммунизм?</text:p>
      <text:p text:style-name="P22">Однако, на следующий день к ним домой пришёл человек — рабочий бани, который нашёл кошелёк <text:s/>и догадался кто это вечером его потерял, и принёс вернуть.</text:p>
      <text:p text:style-name="P22">И Серафима Сергеевна сказала, что коммунизм точно будет и попросила запомнить имя этого человека.</text:p>
      <text:p text:style-name="P22">Но я его уже позабыл, потому что тело — заплывчиво, память — забывчива, как записано в словаре Владимира Даля.</text:p>
      <text:p text:style-name="P22">А в субботу пригревало совсем по весеннему.</text:p>
      <text:p text:style-name="P22">После возвращения из школы и обеда я поспешил во двор Квартала на общий субботник.</text:p>
      <text:p text:style-name="P22">Люди вышли из домов в сверкающий солнцем день и лопатами расчищали от снега бетонные дорожки во всём огромном дворе.</text:p>
      <text:p text:style-name="P22">Дети постарше нагружали снег в большие картонные коробки и на санках отвозили в сторонку, на кучу, где бы он не мешал.</text:p>
      <text:p text:style-name="P22">В заполнявшем кюветы снегу прокопали каналы, нарезая лопатами и вытаскивая целые кубы подмокшего снизу снега.</text:p>
      <text:p text:style-name="P22">И по этим каналам журча бежала тёмная вода.</text:p>
      <text:p text:style-name="P22">Пришла весна и всё менялось каждый день.</text:p>
      <text:p text:style-name="P22">Потом нам в школе выдали желтоватые листки табелей успеваемости с нашими оценками по предметам и за поведение, и наступили летние каникулы <text:span text:style-name="T10">с каждодневными играми в классики, прятки, "ножички".</text:span></text:p>
      <text:p text:style-name="P23">Для игры в ""ножички"" нужно найти ровную площадку земли, начертить круг и разделить на секторы — по числу участников, а потом по очереди бросать ножик, чтоб воткнулся в землю кого-то из соседей и не упал, и тогда, по направлению его лезвия, проводилась черта, а сосед выбирал: какой из двух кусков земли, поделённой чертою, останется ему, а какой отойдёт воткнувшему.</text:p>
      <text:p text:style-name="P31">Игра в "ножички" заканчивалась когда у проигравшего не оставалось достаточно земли, чтобы стоять там хотя бы на одной ножке.</text:p>
      <text:p text:style-name="P31">Пушкин говорил: «сказка ложь, да в ней намёк...»</text:p>
      <text:p text:style-name="P31">По моему теперешнему разумению, в этой детской игре отражена вся суть всемирной истории.</text:p>
      <text:p text:style-name="P31">А тогда это был просто азарт и сменявшие друг друга ликующая радость и горькое отчаяние.</text:p>
      <text:p text:style-name="P23">Ещё <text:span text:style-name="T14">мы играли </text:span><text:s/>в спички <text:span text:style-name="T14">(именно «в» спички, а не «со»)</text:span>.</text:p>
      <text:p text:style-name="P23">От сжатой в кулак руки отводится большой палец и между ним и средним суставом указательного вставляется спичка — туго, как распорка.</text:p>
      <text:p text:style-name="P23">Соперник своею, точно так же зажатой спичкой, упирается в твою: крест-накрест, и победа за тем, чья спичка выдержала и не сломалась.</text:p>
      <text:p text:style-name="P24">Та же идея, как в цоканье пасхальными яйцами друг об дружку.</text:p>
      <text:p text:style-name="P24">На эту игру изводился не один коробок прихваченных на кухне дома спичек.</text:p>
      <text:p text:style-name="P24">Или просто бегали играя в «войнушку» с криками «ура!» и <text:s/>«та-та-та! Я тебя убил!», <text:s/>а противник не падал и кричал в ответ: «ну, а я ещё при смерти!»</text:p>
      <text:p text:style-name="P24"><text:soft-page-break/>И ещё долго бегал и та-та-такал, прежде чем картинно свалиться в траву.</text:p>
      <text:p text:style-name="P24">Автоматы были самодельные, из досочек. А иногда магазинные — из чёрной жести, для которых продавались специальные зарядные ленты из узенькой бумаги с крапушками серы.</text:p>
      <text:p text:style-name="P24">Эти крапушки громко хлопали, когда по заправленной в автомат ленте ударял пружинный курок.</text:p>
      <text:p text:style-name="P24">Мама купила мне подобный пистолет и коробочку пистонов — мелких бумажных кружочков с такими же крапушками серы.</text:p>
      <text:p text:style-name="P24">Их надо было закладывать под курок по одному для каждого выстрела.</text:p>
      <text:p text:style-name="P24">При бахканьи, из-под курка подымался лёгкий дымок с кислым запахом.</text:p>
      <text:p text:style-name="P24">Когда я щёлкал пистолетом в куче песка рядом с мусоркой, <text:s/>мальчик из углового дома попросил подарить пистолет ему и я с готовностью отдал. Ведь он был сын офицера — ему нужнее.</text:p>
      <text:p text:style-name="P24">Мама никак не могла поверить, что мальчик способен отдать свой пистолет так запросто, <text:s/>и требовала, чтоб ы я сказал правду, что потерял её подарок.</text:p>
      <text:p text:style-name="P24">Я упорно повторял свою правду и она даже повела меня к отцу того мальчика.</text:p>
      <text:p text:style-name="P24">И офицер начал стыдить сына, а мама извинялась и говорила, что просто хотела проверить и добиться, чтобы я не врал.</text:p>
      <text:p text:style-name="P24">Ещё в то лето мальчики из нашего двора начали приносить медные стреляные гильзы со стрельбища в лесу.</text:p>
      <text:p text:style-name="P25">Мне тоже хотелось посмотреть <text:s/>какое оно — стрельбище, но мальчики объяснили, что ходить туда надо по таки дням, <text:s/>когда там нет стрельб. А то не пустят.</text:p>
      <text:p text:style-name="P25">Долго пришлось ждать этот день, но он наступил и мы пошли через лес.</text:p>
      <text:p text:style-name="P25">Стрельбище оказалось большущей поляной с вырытым в песке котлованом, куда шёл крутой спуск.</text:p>
      <text:p text:style-name="P25">Дальняя стена котлована была загорожена щитом из брёвен исклёванных пулями, с квадратиками простреленных бумажных мишеней.</text:p>
      <text:p text:style-name="P25">Медные гильзы приходилось долго отыскивать на дне котлована.</text:p>
      <text:p text:style-name="P25">Они были двух типов — автоматные, что сужаются к концу, и мелкие ровные цилиндрики от пистолета ТТ.</text:p>
      <text:p text:style-name="P25">Находкам громко радовались и выменивали их друг у друга.</text:p>
      <text:p text:style-name="P25">Мне не ввезло и я завидовал более находчивым мальчикам.</text:p>
      <text:p text:style-name="P25">Было чуть жутковато от какой-то неестественно напряжённой тишины и ощущения, что участвуешь в чём-то запретном.</text:p>
      <text:p text:style-name="P25">На другом краю поляны проходила траншея, как на поле боя, в которой песок стен удерживали щиты из досок.</text:p>
      <text:p text:style-name="P25">Поперёк траншеи были проложены рельсы узкоколейки, по которым из конца в конец поля тросами ручной лебёдки таскали большой фанерный макет танка на погромыхивающей колёсами тележке.</text:p>
      <text:p text:style-name="P25">Мальчики стали играть с макетом.</text:p>
      <text:p text:style-name="P25">Я тоже разок посидел в траншее, пока над головой прокатится по рельсам фанерный танк, а потом пошёл на зов от края поля — <text:s/><text:span text:style-name="T11">что нужна помощь.</text:span></text:p>
      <text:p text:style-name="P26">Мы тянули за трос, подтягивая его к <text:s/>горизонтальному блоку, чтобы мальчикам на той стороне поля боя было легче крутить лебёдку приводящую в движение вагонку с танком.</text:p>
      <text:p text:style-name="P26">В какой-то момент я зазевался, не успел отдёрнуть руку и мой мизинец втянуло тросом в ручей <text:s/>блока.</text:p>
      <text:p text:style-name="P26">Боль в защемлённом пальце выжала из меня истошный вопль и фонтаном брызнувшие слёзы.</text:p>
      <text:p text:style-name="P26">Ребята у лебёдки, слыша моё уююканье и крик: «стой! палец!» <text:s/>от мальчиков бывших рядом со мной, смогли остановить лебёдку, когда до выхода из ручья блока оставалось сантиметра два, и начали крутить в обратную сторону, протаскивая мой мизинец туда, где он был изначально закушен толстым стальным тросом.</text:p>
      <text:p text:style-name="P26">Безобразно сплющенный, бледно почернелый палец, измазанный кровью лопнувшей кожи, медленно вызволился из пасти блока.</text:p>
      <text:p text:style-name="P26"><text:soft-page-break/>Он мгновенно распух и его обвязали платком, и сказали скорее бежать домой.</text:p>
      <text:p text:style-name="P26">И я побежал, чувствуя, как болезненно отдаются толчки пульса в пожёванном пальце.</text:p>
      <text:p text:style-name="P26">Дома мама велела сунуть его под струю воды из крана над кухонной раковиной, <text:span text:style-name="T12">несколько раз согнула и разогнула его и, смазав щипучим йодом, натуго обмотала бинтом, превратив в толстый негнущийся кокон, в котором всё-таки отдавались удары сердца.</text:span></text:p>
      <text:p text:style-name="P27">Она сказала мне не реветь, как коровушка, и что до свадьбы заживёт...</text:p>
      <text:p text:style-name="P27">И вместе с тем, детство вовсе не питомник садомазохизма: «ай, мне пальчик защемили! ой, я головкой тюпнулся!»</text:p>
      <text:p text:style-name="P27">Просто некоторые встряски оставляют более глубокие зарубки в памяти.</text:p>
      <text:p text:style-name="P27">Жаль, что память не удерживает то непрестанно восхищённое состояние открытия, когда песчинка прилипшая к лезвию перочинного ножа содержит в себе неисчислимые миры и галактики, есть есть обещанием и залогом далёких странствий и головокружительных приключений.</text:p>
      <text:p text:style-name="P27">Мы вырастаем, наращивая защитную броню, доспехи <text:span text:style-name="T13">необходимые для преуспеяния в мире взрослом: я — халат <text:s/>доктора, ты — куртку гаишника; каждый из нас — нужный винтик в машине общества, у каждого отстругнуты ненужности типа вглядывания в огнетушители, или складывания лиц из морозных узоров на оконном стекле.</text:span></text:p>
      <text:p text:style-name="P28">Сейчас на <text:span text:style-name="T13">пальцах </text:span>моих <text:span text:style-name="T13">рук есть несколько застарелых шрамов: этот вот от ножа, а тут топором тюкнуто. А вот <text:s/>на мизинцах не могу и следа различить от той трособлочной травмы.</text:span></text:p>
      <text:p text:style-name="P29"><text:s/>Память — забывчива, тело — заплывчиво.</text:p>
      <text:p text:style-name="P29">Но знаю и посвежее поговорки, совсем неплохо кем-то сказано: лето — это маленькая жизнь.</text:p>
      <text:p text:style-name="P29">В детстве не только лето, а и всякий день — маленькая жизнь.</text:p>
      <text:p text:style-name="P29">В детстве время заторможено — оно не летит, не течёт, и даже не движется, покуда не подпихнёшь.</text:p>
      <text:p text:style-name="P29">Бедняги детишки давно бы пропали, пересекая эту безграничную пустыню застывшего времени в начале их жизней, если б их не выручали игры.</text:p>
      <text:p text:style-name="P29">А в то лето, когда играть надоедало, или не с кем было, у меня уже имелось прибежище.</text:p>
      <text:p text:style-name="P29">Диван.</text:p>
      <text:p text:style-name="P29">Вот где настоящая жизнь!</text:p>
      <text:p text:style-name="P29">С приключениями героев Беляева, Гайдара, Жюль Верна.</text:p>
      <text:p text:style-name="P29">Хотя для приключений годится не только диван.</text:p>
      <text:p text:style-name="P29">Один раз я целый летний день провёл на балконе, снаружи комнаты родителей, за чтением книги про доисторических людей — чунга и помы.</text:p>
      <text:p text:style-name="P30">На них была шерсть, как на животных, и они жили на деревьях.</text:p>
      <text:p text:style-name="P30">Но случайно обломившийся сук помог оборониться от тигра и они начали носить с собой палку.</text:p>
      <text:p text:style-name="P30">Потом был пожар; похолодание.</text:p>
      <text:p text:style-name="P30">Племя бродило в поисках пищи, научалось добывать огонь и разговаривать друг с другом.</text:p>
      <text:p text:style-name="P30">В последней главе постарелая пома не смогла больше идти и отстала от племени, а её чунг остался рядом с ней — замерзать в снегу.</text:p>
      <text:p text:style-name="P30">А дети их пошли дальше. Они уже повзрослели и были не такие мохнатые, как их родители, и от холода защищались шкурами других животных.</text:p>
      <text:p text:style-name="P30">Книга была не очень толстая, но я читал её целый день, пока солнце, поднявшись слева — позади леса за домами Квартала, неприметно передвигалось по небу, чтобы уйти за соседний квартал справа.</text:p>
      <text:p text:style-name="P30">В какой-то момент, видно для отдыха от безотрывного чтения, я протиснулся меж вертикальных железных прутьев под перилами и стал прохаживаться по бетонной кромке балкона по ту сторону ограждения.</text:p>
      <text:p text:style-name="P30">Мне совсем не было страшно, ведь я крепко хватался за прутья, как чунг и пома, когда ещё жили на деревьях.</text:p>
      <text:p text:style-name="P30">Но проходивший внизу незнакомый дядя отругал меня и велел залезть обратно, и ещё <text:soft-page-break/>пригрозил, что скажет моим родителям.</text:p>
      <text:p text:style-name="P30">Их не было дома и он пожаловался соседям. Те потом передали маме и она взяла с меня обещание никогда больше так не делать.</text:p>
      <text:p text:style-name="P32">Всякая дорога, при прохождении её в первый раз, кажется нескончаемо длинной, ведь ещё не можешь соизмерять пройденное с предстоящим.</text:p>
      <text:p text:style-name="P32">При повторных прохождениях она кажется всё короче.</text:p>
      <text:p text:style-name="P32">То же самое и с учебным годом в школе.</text:p>
      <text:p text:style-name="P32">Но об этом я так и не узнал бы, если б сошёл с дистанции в начале второго учебного года.</text:p>
      <text:p text:style-name="P32">Был ясный осенний день и наш класс повели на экскурсию — собирать древесные листья.</text:p>
      <text:p text:style-name="P32">Вела нас не Серафима Сергеевна, а пионервожатая школы.</text:p>
      <text:p text:style-name="P32">Сначала мы шли через лес, потом спустились на дорогу к библиотеке части и Дому офицеров, но не пошли по ней, а свернули в проулочек между деревянных домов.</text:p>
      <text:p text:style-name="P32">Проулочек вывел к обрывистому спуску покрытому двумя широкими потоками дощатых ступеней, ведущих к настоящему футбольному полю, окольцованному гаревой дорожкой.</text:p>
      <text:p text:style-name="P32">Ступени кончались деревянным помостом, от которого в обе стороны, параллельно обрыву за спиной, <text:s/>расходились с полдесятка длинных лав из деревянных же брусьев.</text:p>
      <text:p text:style-name="P32">По другую сторону не было ни лавок, ни обрыва, а только одинокий белый домик и большущая картина двух футболистов зависших в прыжке, борясь за мяч ногами.</text:p>
      <text:p text:style-name="P32">Зимою поле заливали водой и получался каток. Мне смутно вспоминаются тёмный зимний вечер, редкие фонари по периметру поля, обида <text:s/>оттого, что так недолго меня катали на высоком стуле с округло загнутыми полозьями из тонких железных прутьев.</text:p>
      <text:p text:style-name="P33">Девочки остались собирать листья между лав под деревьями крутой стороны, а мальчики, обогнув поле справа, гурьбой сбежали к Речке.</text:p>
      <text:p text:style-name="P33">Когда я добежал туда же, трое или четверо уже бродили, закатав штаны до колен, в бурливых струях теснины на месте давно прорванной дамбы.</text:p>
      <text:p text:style-name="P33">Большинство стояли на берегу.</text:p>
      <text:p text:style-name="P33">Я тут же принялся стаскивать ботинки с носками и подворачивать брючины.</text:p>
      <text:p text:style-name="P33">Заходить в воду было малость страшно — не холодна ли?</text:p>
      <text:p text:style-name="P33">Но оказалось — не очень, а вполне терпимо.</text:p>
      <text:p text:style-name="P33">Течение шумливо бурунилось вокруг ног под коленями, а дно было на удивление гладким и ровным.</text:p>
      <text:p text:style-name="P33">Один из мальчиков прокричал сквозь шум воды, что это бетонная плита — ух, класс!</text:p>
      <text:p text:style-name="P33">Мы бродили по ней туда-сюда, стараясь не заплескать подвёрнутые брюки, и вдруг всё: плеск воды, крики товарищей, ясный ласковый день — как отрезало.</text:p>
      <text:p text:style-name="P33">Я оказался в совершенно ином, безмолвном мире из одной только давящей желтоватой сумеречности, сквозь которую мимо меня устремлялись кверху струйки белесых мелких пузырьков.</text:p>
      <text:p text:style-name="P33">Ещё не понимая что случилось, я взмахнул руками; вернее они сами это сделали, и скоро я вырвался на поверхность, где оглушительно шумела Речка, хлеща мне по щекам и носу, кто-то кричал «тонет!», а мои руки беспорядочно шлёпали по воде, пока не ухватились за чей-то ремень, брошенный с края коварно обрывавшейся подводной плиты.</text:p>
      <text:p text:style-name="P33">Меня вытащили, помогли выжать одежду и показали широкую тропу в обход всего стадиона, чтоб не наткнулся на пионервожатую и ябедных девчёнок, что собирали опавшие листья для осенний гербариев.</text:p>
      <text:p text:style-name="P33">Наверное, в чертежах плана здания школы, на виде сверху, оно напоминало букву «Ш» без средней палочки.</text:p>
      <text:p text:style-name="P33">Вход был снизу, по центру перекладины.</text:p>
      <text:p text:style-name="P33">Пол вестибюля покрывали квадратные плиточки, а в двух коридорах расходившихся к крыльям здания был блестящий паркет скользко-жёлтого цвета.</text:p>
      <text:p text:style-name="P34">Вдоль каждого коридора шёл ряд широких окон обращённых внутрь охваченного зданием пространства, но двора там не было, а просто росли, как попало, молодые тонкокожие сосны.</text:p>
      <text:p text:style-name="P34">Противоположно окнам шла глухая стена с белыми дверями в классные комнаты. </text:p>
      <text:p text:style-name="P34"><text:soft-page-break/>Такая же планировка продолжалась и после поворота коридоров под прямым углом <text:s text:c="4"/>в две оставленные палочки «Ш», но коридор в правой был короче, потому что заходил в спортзал школы, высотой в оба её этажа, где, к тому же, была ещё и сцена с занавесом и пианино, потому что иногда спортивный зал превращался в актовый.</text:p>
      <text:p text:style-name="P34">Всё точно так же повторялось и на втором этаже, куда вели лестничные марши из левого конца перекладины «Ш» лишённой средней палочки.</text:p>
      <text:p text:style-name="P34">Только наверху не было вестибюля с барьерчиком раздевалки, где стояли вешалки с номерами классов для пальто и шапок учеников. Зато из края в край шёл длиннющий коридор с частыми окнами справа и более редкими дверями слева.</text:p>
      <text:p text:style-name="P34">Зимой, когда в школу ходили не в ботинках, а в валенках очень даже хорошо получалось с разгону скользить по паркету пола, если, конечно, твои валенки не обуты в резиновые калоши. </text:p>
      <text:p text:style-name="P35">Мои чёрные валенки резали мне под коленками сзади и папа надрезал у них верх голенищ; он всё знает и умеет.</text:p>
      <text:p text:style-name="P35">Зимой в школу приходили затемно. Иногда я бродил по пустым ещё классам. Заглядывал внутрь небольшого белого бюста Кирова на подоконнике в 7-м классе. А в 8-м на учительском столе увидел забытое яблоко из воска.</text:p>
      <text:p text:style-name="P35">Я понимал, что не настоящее, но оно было таким манящим и сочным, словно светилось изнутри, что я укусил неподатливо твёрдый воск, оставив вмятины от зубов на безвкусном боку.</text:p>
      <text:p text:style-name="P35">Было неловко, что я поймался на яркую подделку. Но кто видел? </text:p>
      <text:p text:style-name="P35">Я выключил свет в классной комнате и тихонько вышел в коридор.</text:p>
      <text:p text:style-name="P35">(Спустя 25 лет в школе карабахского села Норагюх я увидел точно такой же муляж из воска, с отпечатком детского укуса, и понимающе усмехнулся.)</text:p>
      <text:p text:style-name="P36">Всё-таки <text:s/>у детей любых времён и всех народов есть сходные черты, например, любовь к игре в прятки.</text:p>
      <text:p text:style-name="P36">В прятки мы играли не только во дворе, но и дома — нас же трое! — а иногда с участием соседских детей: Зиминых и Савкиных.</text:p>
      <text:p text:style-name="P36">Конечно, дома не слишком-то много укромных мест.</text:p>
      <text:p text:style-name="P36">Ну, под родительской кроватью, или за углом шкафа... ах, да! — ещё занавесочный гардероб в прихожей.</text:p>
      <text:p text:style-name="P36">Его папа сам сделал.</text:p>
      <text:p text:style-name="P36">Металлическая стойка в углу напротив входной двери и два прутка, скреплявшие верхушку стойки со стенами, отделили немалый параллелепипед пространства.</text:p>
      <text:p text:style-name="P36">Осталось только накрыть его <text:s text:c="2"/>куском фанеры сверху, чтоб пыль не садилась, и пустить по пруткам колечки с ситцевой занавесью до пола, за которой на крашенной стене крепилась досочная вешалка с колышками для пальто, а на полу стоял плетёный сундук из гладких коричневых прутьев и оставалось ещё много места для обуви.</text:p>
      <text:p text:style-name="P37">Вобщем, особо так и не спрячешься, но играть всё равно интересно было.</text:p>
      <text:p text:style-name="P37">Затаившись, слушаешь осторожные шаги водящего, а потом мчишься наперегонки к валику дивана в детской — постукать и крикнуть: «тук-тук! за себя!», чтоб не водить в следующем кону.</text:p>
      <text:p text:style-name="P37">Но однажды Сашка спрятался так, что я не смог его найти. Он просто исчез.</text:p>
      <text:p text:style-name="P37">Я даже заглядывал в ванную и кладовку, хотя у нас был уговор туда не прятаться.</text:p>
      <text:p text:style-name="P37">Я прощупал все пальто на вешалке за ситцевой занавесью в прихожей.</text:p>
      <text:p text:style-name="P37">Я открыл гардероб в комнате родителей, где в тёмном отсеке за дверью в зеркалом висели на плечиках мамины платья и папины пиджаки; на всякий случай я проверил за правой дверью, где были выдвижные ящики со стопками простыней и наволочек, а в самом нижнем я однажды обнаружил синий квадрат моряцкого воротника, отпоротый от матросской рубахи.</text:p>
      <text:p text:style-name="P37">Ещё там был кортик флотского офицера с жёлтой витой рукоятью, что прятал в чёрных тугих ножнах своё стальное длинное тело, сходящееся в игольчатое острие.</text:p>
      <text:p text:style-name="P37">Позже, под большим секретом, я пытался сообщить про находки младшим, но Наташа <text:soft-page-break/>небрежно ответила, что про кортик давным-давно знает и даже показывала его Сашке.</text:p>
      <text:p text:style-name="P37">А вот теперь, похихикивая, она следит за моими тщетными поисками и когда я в отчаянии кричу брату, что согласен водить ещё кон и пусть он выходит, Наташа кричит ему сидеть тихо и не сдаваться.</text:p>
      <text:p text:style-name="P37">Терпение моё лопнуло и я отказался играть вообще, но она предложила на две минуты выйти в коридор.</text:p>
      <text:p text:style-name="P37">По возвращении я увидел в комнате неизвестно откуда взявшегося Сашку, который стоял молчком и довольно помаргивал, пока Наташка рассказывала как он вскарабкался на четвёртую полку и она присыпала его там носками.</text:p>
      <text:p text:style-name="P38">Порою дома случаются и сугубо семейные игры, без соседей.</text:p>
      <text:p text:style-name="P38">Услыхав оживлённый смех из комнаты родителей, я откладываю книгу и спешу туда.</text:p>
      <text:p text:style-name="P38">- Что это вы тут?- спрашиваю у всех, охваченных общим весельем.</text:p>
      <text:p text:style-name="P38">- Горшки проверяем!</text:p>
      <text:p text:style-name="P38">- Как это?</text:p>
      <text:p text:style-name="P38">- Иди и тебе проверим.</text:p>
      <text:p text:style-name="P38">Надо сесть на спину папы и ухватить его за шею, пока он крепко держит мои ноги.</text:p>
      <text:p text:style-name="P38">Мне это нравится, но он разворачивает меня задом к маме и я чувствую, как её палец втыкается мне в попу насколько пускает одежда.</text:p>
      <text:p text:style-name="P38">- А горшок-то дырявый!- говорит мама.</text:p>
      <text:p text:style-name="P38">Все хохочут и я смеюсь, хотя мне как-то стыдно.</text:p>
      <text:p text:style-name="P38">В другой раз папа спросил у меня:</text:p>
      <text:p text:style-name="P38">- Хочешь Москву покажу?</text:p>
      <text:p text:style-name="P38">- Конечно — хочу!</text:p>
      <text:p text:style-name="P38">Он зашёл сзади, плотно наложил ладони на мои уши и, стиснув голову, приподнял меня на метр от пола.</text:p>
      <text:p text:style-name="P38">- Что? Видишь Москву?</text:p>
      <text:p text:style-name="P38">- Да! Да! - кричу я.</text:p>
      <text:p text:style-name="P38">Он опускает меня на пол, а я стараюсь не показать слёзы от боли в сплющенных о череп ушах.</text:p>
      <text:p text:style-name="P71">- Ага, купился!- смеётся папа.- Как же тебя легко купить!</text:p>
      <text:p text:style-name="P38">Много позже я догадался, что он повторял шутки, которые шутили над ним в его детстве.</text:p>
      <text:p text:style-name="P38">По ходу пряток с исчезновение Сашки, прощупывая одежды в занавесочном отделении прихожей, я заприметил одинокую бутылку ситра в узкой расселине между стеной плетёным сундуком.</text:p>
      <text:p text:style-name="P39">Ситро я просто обожал, единственная моя претензия к этом <text:s/>газированному нектару заключалась в том, что чересчур быстро исчезает в стакане.</text:p>
      <text:p text:style-name="P39">А найденную бутылку наверняка припасли <text:s/>к какому-нибудь празднику, а потом забыли.</text:p>
      <text:p text:style-name="P39">Я никому не стал напоминать, а на следующий день, или после-следующий день, улучив момент, когда остался один дома, вытащил бутылку из-за сундука и поспешил на кухню.</text:p>
      <text:p text:style-name="P39">Ещё в коридоре нетерпеливая рука заметила податливость железной крышечки с кружочком пробковой прокладки и, не доходя до кухни, я запрокинул бутылку к жаждущим губам.</text:p>
      <text:p text:style-name="P39">К середине второго глотка мне дошло — это ситро не то, чтобы не совсем то, а вовсе даже не оно.</text:p>
      <text:p text:style-name="P39">Перевернув бутылку обратно, я понял, что туда после праздников было налито подсолнечное масло.</text:p>
      <text:p text:style-name="P39">Хорошо, что никто не видел как я опростоволосился, кроме белого ящичка аптечки с красным крестом на дверце, высоко на стене между занавесочным гардеробом и кладовкой, да чёрного электросчётчика сбоку от входной двери.</text:p>
      <text:p text:style-name="P39">Но они не расскажут.</text:p>
      <text:p text:style-name="P39">Следующим гастрономическим правонарушением стало похищение свежевыпеченной пышки, которую мама сняла вместе с другими, точно такими же пышками с протвеня электропечки «Харьков» и разложила на полотенце поверх кухонного стола.</text:p>
      <text:p text:style-name="P39"><text:soft-page-break/>Их коричневато лоснящиеся спинки были так соблазнительны, что я преступил наказ мамы дожидаться общего чаепития и утащил одну из них в логово на плетёный сундук за занавеской.</text:p>
      <text:p text:style-name="P39">Возможно та пышка и впрямь оказалась слишком горячей, или чувство вины задавило вкусовые ощущения, но торопливо заглатывая куски запретного плода кулинарного искусства, я не <text:span text:style-name="T15">чувствовал обычной сладости и хотел лишь, чтобы она поскорее закончилась; а когда мама позвала всех на чай с пышками, мне уже совсем не хотелось.</text:span></text:p>
      <text:p text:style-name="P40">Ну, а вобщем, я был вполне законопослушным дитём; не очень умелым «копушей», но чистосердечно старательным, и если что-то делал не так, то не из вредности, а просто оно само так получалось.</text:p>
      <text:p text:style-name="P40">Папа ворчал, что моя лень-матушка родилась раньше меня — только и знаю, что день-деньской валяться на диване с книжкой, а мама отвечала, что читать полезно и, может быть, <text:s/>я стану врачом, потому что мне <text:s/>очень пойдёт белый халат.</text:p>
      <text:p text:style-name="P40">Становиться врачом я не хотел; мне не нравился запах докторских кабинетов.</text:p>
      <text:p text:style-name="P40">На одном из уроков Серафима Сергеевна показала нам фанерную рамочку 10см х10см, с рядочком маленьких гвоздиков на двух противоположных краях.</text:p>
      <text:p text:style-name="P40">На гвоздиках, из края в край, натянуты толстые цветные нитки, поперёк которых вплетаются нитки разных других цветов — прообраз ткацкого станка — пока не получится кукольно крошечный коврик.</text:p>
      <text:p text:style-name="P40">Учительница показала нам готовые изделия и задала на следующий урок принести такие же рамочки, родители, конечно же, помогут сделать их.</text:p>
      <text:p text:style-name="P41">Но папа работал во вторую смену, а мама была занята на кухне. Правда, она помогла найти фанерку от старого посылочного ящика и разрешила взять пилу-ножовку из кладовой.</text:p>
      <text:p text:style-name="P42">Работал я в ванной, прижимая фанерку ногой к табуреточке.</text:p>
      <text:p text:style-name="P42">Ножовка застревала, выдирая из фанерки мелкие щепочки, но через час кривоватый, в задирках, квадратик <text:s/>был отпилен.</text:p>
      <text:p text:style-name="P42">И тут встала капитальная проблема — как выпилить внутри него ещё один квадратик, чтоб получилась рамочка?</text:p>
      <text:p text:style-name="P42">Я попробовал выдолбить его с помощью кухонного ножа и молотка, но только расщепил с таким трудом сделанную заготовку.</text:p>
      <text:p text:style-name="P42">Под вечер, изведя в безрезультатных попытках всю найденную фанерку, я понял, что не гожусь в мастера и разревелся перед мамой.</text:p>
      <text:p text:style-name="P42">А уже совсем-совсем поздно, когда я засыпал и папа вернулся с работы, мама ему что-то говорили на кухне, а папа сердитым голосом отвечал:</text:p>
      <text:p text:style-name="P42">- Ну, что «Коля»? Что «Коля»?</text:p>
      <text:p text:style-name="P42">Наутро за завтраком мама сказала:</text:p>
      <text:p text:style-name="P42">- Посмотри что папа тебе для школы сделал.</text:p>
      <text:p text:style-name="P42">Я обомлел от счастья и восторга, увидев рамочку ткацкого станка из белой отшлифованной наждаком фанеры; и нигде ни трещинки, ни задоринки.</text:p>
      <text:p text:style-name="P42">И два рядочка вбитых под линеечку гвоздиков.</text:p>
      <text:p text:style-name="P43">На следующий год папа принёс мне с работы лобзик и маленькие к нему пилочки. <text:span text:style-name="T17">Я записался в школе на кружок</text:span> «<text:span text:style-name="T17">Умелые рууки» </text:span>и по вечерам <text:s/>занимался выпиливанием из фанеры фигурок и полочек по чертежам в книжке «Умелые руки». </text:p>
      <text:p text:style-name="P43">С выпиливанием у меня не заладилось — слишком часто ломались пилочки лобзика. Хотя я всё же <text:s/>изготовил (с папиной доводкой и лакировкой) рамочку для маминой фотографии.</text:p>
      <text:p text:style-name="P43">Вот выжигание намного легче, и мне нравился запах углящейся фанеры, когда я выжигал на ней картинки к басням Крылова из той же книжки для начинающих умельцев. </text:p>
      <text:p text:style-name="P43">Папа принёс домой выжигатель, который он сделал на работе, даже получше магазинных.</text:p>
      <text:p text:style-name="P43">А из магазина мне подарили конструктор — набор чёрных жестяных полосок и панелек со множеством круглых дырочек, куда продевались винтики, чтобы гаечками притягивать деталь к детали по чертежам конструктора. Получались разные машины, паровозы с вагонами. Один раз я <text:span text:style-name="T16">месяца за два </text:span>собрал башенный кран — ростом выше табуретки, едва <text:soft-page-break/>хватило винтиков.</text:p>
      <text:p text:style-name="P44">А на новогоднюю ёлку в школе папа сделал мне костюм робота по рисунку, который мама нашла в своём журнале РАБОТНИЦА.</text:p>
      <text:p text:style-name="P44"/>
      <text:p text:style-name="P45">Это был короб из однослойного, но крепкого картона от плечей и до чуть пониже пояса.</text:p>
      <text:p text:style-name="P45">Слева на груди короба написано «+», а на правой стороне «-», как у больших плоских батареек для карманного фонарика.</text:p>
      <text:p text:style-name="P45">Под моим коробом тоже была батарейка, но более мощная — чешская «крона», и маленький переключатель; от его щелчка загоралась лампочка-нос в кубообразной картонной голове робота одетой, как шлём, поверх моей.</text:p>
      <text:p text:style-name="P45">По бокам от носа — квадратные прорези глаз, чтобы видеть с кем и как хороводишься вокруг ёлки.</text:p>
      <text:p text:style-name="P45">А в библиотеке Части мне мне уже позволяли выбирать книги с полок, а не только из стопки недавно сданных на столе библиотекарши.</text:p>
      <text:p text:style-name="P46">Справа от её стола <text:s/>синей стеной теснились сплочённые тома полных собраний трудов Ленина (различных годов издания), коричневые полосы томов Маркса и Энгельса, а ближе к выходу — рослые шеренги работ Сталина.</text:p>
      <text:p text:style-name="P47">Ряды нетроганых широких книжных корешков с золотым тиснением названий и нумерации, <text:s/>с выпукло рельефными портретами великих творцов на толстых лицевых обложках.</text:p>
      <text:p text:style-name="P47">Но между ними был проход в ту часть библиотеки, где, образуя узкие коридорчики, <text:s/>стояли полки с книгами разной степени потёртости. Они распределялись по алфавиту: Беляев, Бубенцов...; или по странам: американская, бельгийская...; или по разделам: география, политика, экономика...</text:p>
      <text:p text:style-name="P47">Там тоже были многотомники — Джека Лондона, Фенимора Купера, Вальтера Скотта (у которого я так и не нашёл романа про Робин Гуда, а только про Роб Роя)</text:p>
      <text:p text:style-name="P47">Я любил бродить в тесной тишине между полок, снимать с них книги — насколько хватало роста — прочитывать названия и ставить обратно. Потом, выбрав одну-две, нести их к столу библиотекарши.</text:p>
      <text:p text:style-name="P47">Иногда про какую-то из выбранных книг библиотекарша говорила, что мне это ещё рано и откладывала в сторону.</text:p>
      <text:p text:style-name="P47">Один раз во время межполочных хождений со мной случился конфуз — я пукнул.</text:p>
      <text:p text:style-name="P47">Не так, чтоб очень громко, но, заопасавшись, что библиотекарше всё же было слышно за её ст<text:span text:style-name="T17">еной из классиков марксизма, я принялся маскировать свой конфуз похаживанием между полок и попукиванием уже просто губами.</text:span></text:p>
      <text:p text:style-name="P48">Мало ли какая фантазия может взбрести для развлечения мальчику, которому ещё рано читать некоторые книги?</text:p>
      <text:p text:style-name="P48">Но один из маскировочных пуков получился настолько натуральным и раскатистым, что мне стало стыдно и досадно — первый-то она могла и не услышать, а уж этот точно донёсся до её стола.</text:p>
      <text:p text:style-name="P48">Как <text:span text:style-name="T22">сказала бы</text:span> твоя бабашка по маме: «почав перетулювати й зовсiм перехнябив».</text:p>
      <text:p text:style-name="P50">В конце зимних каникул в ящик на дверях нашей квартиры среди прочей почты принесли номер ПИОНЕРСКОЙ ПРАВДЫ.</text:p>
      <text:p text:style-name="P50">Конечно, я ещё был октябрёнок, но в школе нам сказали, что всё равно надо подписаться на эту газету и готовить себя, ведь мы — будущие пионеры.</text:p>
      <text:p text:style-name="P50">Мама отдала мне её со словами:</text:p>
      <text:p text:style-name="P50">- Ух, ты. Тебе уже газеты носят.</text:p>
      <text:p text:style-name="P50">Я почувствовал себя взрослым и целый день читал газету, всё, что было напечатано на её четырёх полосах.</text:p>
      <text:p text:style-name="P50">Когда вечером родители вернулись с работы, я встретил их в прихожей — отрапортовать, что всё-всё-всё...</text:p>
      <text:p text:style-name="P51">Они сказали «молодец», повесили свои пальто за занавеску и прошли на кухню.</text:p>
      <text:p text:style-name="P51">Обидно малость, когда за все приложенные старания с тобой расплачиваются пусть ласковой, <text:soft-page-break/>но безучастностью.</text:p>
      <text:p text:style-name="P51">Любой богатырь не жалевший себя в жаркой схватке со Змеем-Горынычем за освобождение красавицы-полонянки и получивший от неё, вместо причитающегося поцелуя в уста сахарные, рассеянное «молодец», в следующий раз да призадумается перед боем: а стоит ли овчинка выделки?</text:p>
      <text:p text:style-name="P51">В первый и последний раз читал я номер ПИОНЕРСКОЙ ПРАВДЫ от доски (красный заголовок и пояснение принадлежности данного печатного органа) и до доски ( московский адрес и номера телефонов редакции).</text:p>
      <text:p text:style-name="P51">И вместе с тем, трудно смириться с осознанием того, что недополучил заслуженную награду.</text:p>
      <text:p text:style-name="P51">Так что в одно из последующих утр мне не слишком-то долго пришлось себя уговаривать на то, чтоб нарушить наставление мамы: не сыпь в чай больше двух-трёх ложечек сахарного песка.</text:p>
      <text:p text:style-name="P51">На кухне никого не было и, делая себе чай, я, при отсчёте всыпаемых ложек, отвлёкся на разглядыванье морозных узоров на кухонном окне и начал считать не совсем с первой.</text:p>
      <text:p text:style-name="P51">Да к тому же ещё, я, по ошибке, <text:s/>отмерял песок не чайной, а столовой ложкой.</text:p>
      <text:p text:style-name="P51">Разумеется, получившуюся густую приторную жижу выпить было невозможно и это мне стало очередным уроком неудобоваримости удовольствий втихаря и в обход правил.</text:p>
      <text:p text:style-name="P51">Факт прочтения ПИОНЕРСКОЙ ПРАВДЫ целиком, придал мне уверенности <text:s/>и в следующее посещение библиотеки я выбрал на полках толстенный том с букетом шпаг на обложке - «Три мушкетёра».</text:p>
      <text:p text:style-name="P51">Библиотекарша, чуть поколебавшись, записала книгу в мой формуляр и я гордо принёс домой увесистую добычу, и начал читать её не в комнате на диване, <text:s/>а на кухне, сидя за столом.</text:p>
      <text:p text:style-name="P51">Первая страница, с её примечаниями кто был кто во Франции XVII века, показалась мне сложноватой.</text:p>
      <text:p text:style-name="P51">Но потом пошло и к моменту прощания Д'Aртаньяна с родителями я самостоятельно догадался о значении слов «г-н» и «г-жа». </text:p>
      <text:p text:style-name="P48">А ещё в ту зиму мама решила, что мне надо исправить косоглазие, о котором я и не подозревал, потому что так нехорошо.</text:p>
      <text:p text:style-name="P48">Она повела меня к окулисту и тот заглядывал в мои глаза сквозь узкую дырочку в своём блестящем вогнутом круге и через набор линз закреплённых на тёмной тяжёлой полоске, которую мне надо было держать возле глаза.</text:p>
      <text:p text:style-name="P48">Потом мне накапали в глаза неприятно холодные капли и сказали в следующий раз приходить одному, потому что уже большой и дорогу знаю.</text:p>
      <text:p text:style-name="P49">На следующий раз, возвращаясь домой после закапывания, <text:span text:style-name="T18">я вдруг утратил резкость зрения — свет фонарей вдоль зимней дороги превратился в мутные пятна, а уже дома я не мог различить строчек в раскрытой книге.</text:span></text:p>
      <text:p text:style-name="P50">Это меня напугало, но мама сказала — ничего, просто мне теперь надо носить очки, и последующие два года у меня были очки в пластмассовой оправе.</text:p>
      <text:p text:style-name="P50"><text:s/>Глазам придали параллельность, но левый так и остался со сбитой резкостью.</text:p>
      <text:p text:style-name="P50">При проверках у окулистов я не могу различить их указку, или палец, направленные <text:s/>на проверочные значки.</text:p>
      <text:p text:style-name="P50">Впрочем, <text:s/>как оказалось, прожить можно и с одним рабочим глазом.</text:p>
      <text:p text:style-name="P50">Косины у меня не осталось вовсе, правда, выражение глаз не совпадает; особенно если на фотографии их поочерёдно загораживать пальцем: вопрошающе любопытствующий взор правого сменяется мертвяще отмороженным равнодушием левого.</text:p>
      <text:p text:style-name="P50">На портретах некоторых киноактёров я подмечаю такое же разночтение и думаю: их тоже от косоглазия лечили, или через их левый глаз следят за миром неведомые потусторонние силы?</text:p>
      <text:p text:style-name="P52">И снова пришло лето, но в волейбол уже не играли, <text:s/><text:span text:style-name="T19">а на месте площадки под Бугорком забетонировали два квадрата для игры в городки и провели соревнование.</text:span></text:p>
      <text:p text:style-name="P53">Обитые жестью палки бит несколько дней хлёстко жахкали о бетон, вышибая из квадратов цилиндрики деревянных городков, и застревали на песчаном откосе Бугорка.</text:p>
      <text:p text:style-name="P53">Дп меня, как обычно, известие дошло с опозданием, но я успел на финал — единоборство <text:soft-page-break/>мастеров, которые даже с дальней позиции умели выбить наисложнейшую из городошных фигур — «письмо» — всего тремя бросками, а на «пушку», или, там, «аннушку в окошке» больше одной биты не тратили .</text:p>
      <text:p text:style-name="P53">Турнир закончился, а бетонные квадраты остались, где мы, дети, продолжили игру обломками окольцованных жестью бит и повыщербленными городками. Но нам и так было интересно.</text:p>
      <text:p text:style-name="P53">В футбол играли на травяном поле между Бугорком, мусоркой и кюветом <text:s text:c="2"/>дороги вокруг кварталов.</text:p>
      <text:p text:style-name="P53">Сперва определялись капитаны команд — по росту, возрасту и голосистости. Потом мальчики, попарно, отходили от своих будущих <text:s/>вождей и неслышно сговаривались:</text:p>
      <text:p text:style-name="P53">- Ты будешь «молот», а я — «тигр.</text:p>
      <text:p text:style-name="P53">Затем пары возвращались к двум капитанам и спрашивали того, чья очередь была выбирать:</text:p>
      <text:p text:style-name="P53">- Молот или тигр?</text:p>
      <text:p text:style-name="P53">После раздела людских резервов начиналась игра.</text:p>
      <text:p text:style-name="P53">Мне очень хотелось выбиться в капитаны, и чтоб все мальчики стремились попасть в мою команду. Но это оставалось лишь мечтами.</text:p>
      <text:p text:style-name="P53">Я старательно бегал по траве — от одних ворот до других; отчаянно рвался к победе, но мяч мне почти не подворачивался и, прежде изловчусь пнуть по нему, набегали, <text:span text:style-name="T20">если не свои так противники, отбирали недосягаемый мяч и я опять бегал туда-сюда по полю с воплями: «пас! <text:s/>мне!», <text:s/>но меня никто не слушал и все тоже вопили и бегали и игра катилась без моего, фактически, участия.</text:span></text:p>
      <text:p text:style-name="P54">В то лето все мы — родители и дети — поехали в Конотоп, на свадьбу маминой сестры Людмилы, <text:s/>которая выходила замуж за чемпиона области по штанге, молодого, но уже лысеющего Анатолия Архипенко из города Сумы.</text:p>
      <text:p text:style-name="P54">Большая машина с брезентовым верхом отвезла нас через КПП Объекта до железнодорожной станции Валдай и там мы сели на поезд до станции Бологое, где у нас была пересадка.</text:p>
      <text:p text:style-name="P54">Вагон был совсем пустой, <text:s/>с жёлтыми деревянными скамейками между зелёных стен.</text:p>
      <text:p text:style-name="P54">Мне нравилось как он покачивает по перестук своих колёс.</text:p>
      <text:p text:style-name="P54">Нравилось смотреть в окно, где набегали и тут же отставали тёмные столбы из брёвен, неся на своих перекладинах нескончаемо скользящую дорожку провисающих проводов.</text:p>
      <text:p text:style-name="P54">На остановках поезд подолгу стоял, пропуская скорые и более важные поезда.</text:p>
      <text:p text:style-name="P54">Особенно долгой была стоянка на станции Дно.</text:p>
      <text:p text:style-name="P54">Это название я прочитал за стеклом вывески но зелёной будке.</text:p>
      <text:p text:style-name="P54">И только когда мимо этой будки неторопливо пропыхкал одиночный паровоз, утопая в клубах <text:s text:c="2"/>белого пара <text:span text:style-name="T21">своим </text:span>длинным чёрным телом, наш поезд тронулся дальше.</text:p>
      <text:p text:style-name="P55">(Уже в своей нынешней жизни я вспомнил эту станцию и длинный чёрный паровоз, ползущий сквозь белый туман своего пара, когда прочитал, что на станции Дно полковник российской армии Николай Романов подписал своё отречение от царского престола.</text:p>
      <text:p text:style-name="P55">Только этим не спас он ни себя, ни женщин, ни детей своей императорской семьи, которых при расстреле добивали винтовочными штыками.</text:p>
      <text:p text:style-name="P55">Хорошо, что не про всё мы знаем в детстве.)</text:p>
      <text:p text:style-name="P55">Большинство домов по улице Нежинской в городе Конотопе стоят чуть отступив от дороги, позади своих заборов, отражающих степень зажиточности хозяев и основные этапы развития технологии заборостроения.</text:p>
      <text:p text:style-name="P55">Однако, номер 19-й своей когда-то беленой стеной, с двумя окнами и четырьмя ставнями для запирания этих окон на ночь, кратко прерывает строй заборной разношерстицы.</text:p>
      <text:p text:style-name="P55">В дом заходят со двора, миновав калитку из высоких досок, рядом с такими же, но пошире, воротами вечно на запоре.</text:p>
      <text:p text:style-name="P55">Вернее, в дом заходят через четыре входа — по два ни каждую из пары веранд с <text:s/>дощатыми глухими стенками.</text:p>
      <text:p text:style-name="P56">Первая от улицы веранда, как и половина всего дома, принадлежала Игнату Пилюте и его жене Пилютихе и это их окна выходили на улицу Нежинскую.</text:p>
      <text:p text:style-name="P56"><text:soft-page-break/>Вторая веранда, обвитая виноградной лозой с широкими зелёными листьями и бледными гроздьями мелких, никогда не вызревающих ягод, была поделена перегородкой надвое.</text:p>
      <text:p text:style-name="P56">Хата нашей бабки, Екатерины Ивановны, состояла (не считая полутёмной полуверанды) из кухни с одним окном, смотрящим на свою входную дверь в межверандном закутке, и с кирпичной побелённой печью возле двери в комнату, где тоже имелось окно с видом глубокие тенистые сумерки от исполинского вяза в палисаднике и на невысокий штакетник, за которым была хата Турковых.</text:p>
      <text:p text:style-name="P56">За четвёртой дверью жили старики Дузенко.</text:p>
      <text:p text:style-name="P56">У них тоже была только кухня и комната, но на два окна больше, чем в хате бабы Кати, поскольку при симметричной планировке дома два окна выходили не только на улицу, но и <text:s/>во двор.</text:p>
      <text:p text:style-name="P56">Под каждым из дворовых окон рос огромный американский клён с островидными пятипалыми листьями, <text:s/>а между клёнов старик Дузенко держал штабель красного кирпича для возможной перестройки в будущем.</text:p>
      <text:p text:style-name="P57">Метров через шесть от деревьев и штабеля шёл, параллельно им, ряд сараев из серо-чёрных от ветхости досок; без окон, с висячими замками на дверях, где хозяева держали <text:s/>топливо на зиму, а баба Катя ещё и свинью Машку.</text:p>
      <text:p text:style-name="P57">Напротив второй, овинограженой, веранды росло ещё одно неприступное для лазанья дерево, а за ним забор от соседей.</text:p>
      <text:p text:style-name="P57">Под деревом был погреб Пилюты — сараюшка с глинобитными стенами.</text:p>
      <text:p text:style-name="P57">Погреб Дузенко как бы продолжал ряд сараев, но не смыкался с ними, оставляя проход в огороды.</text:p>
      <text:p text:style-name="P57">А под прямым углом к Дузенкиному, но не доходя до Пилютиного, совсем маленький погреб бабы Кати — дощатая халабуда над крышкой-лядой вертикальной ямы — глубиной в два с половиной метра, с расходящимися на дне пещерками, куда на зиму опускают картошку и морковку, а ещё буряки, чтоб не помёрзли.</text:p>
      <text:p text:style-name="P57">В углу между дощатыми надпогребными будками стояла будка поменьше с чёрно-белым кобелём Жулькой на цепи, которой он звякал и хлестал о землю, остервенело лая на всякого входящего во двор незнакомца.</text:p>
      <text:p text:style-name="P57">Но я с ним подружился в первый же вечер, когда, по совету мамы, вынес и высыпал в его железную тарелку остатки еды после ужина.</text:p>
      <text:p text:style-name="P58">Волосы у бабы Кати были совсем седые и чуть волнистые. Она их стригла до середины шеи и сдерживала полукруглым пластмассовым гребнем пониже затылка.</text:p>
      <text:p text:style-name="P58">Лицо было немножко смуглым, с <text:s/>глазами словно округлившимися от испуга и тонким носом.</text:p>
      <text:p text:style-name="P58">А в сумеречной комнате на стене портрет черноволосой женщины в высокой аристократической причёске и при галстуке, по моде нэповских времён, — баба Катя в молодости — рядом с портретом мужчины в косоворотке и пиджаке, с тяжёлым Джек Лондонским подбородком — её <text:s/>муж Иосиф, когда ещё был ревизором по торговле, до ссылки на север и последующей пропаже при отступлении немцев из Конотопа.</text:p>
      <text:p text:style-name="P58">Гостить у бабы Кати мне понравилось, пусть не было ни городков, ни футбола, зато оставались прятки с соседскими детьми, которые тебя ни за что не найдут, если спрятаться в будку к Жульке.</text:p>
      <text:p text:style-name="P59">Вечерами на улице с мягкой чёрной пылью зажигались редкие фонари и под ними с бомбовозным гуденьем летали здоровенные майские жуки. Некоторые до того низко, что можно сбить рукой. </text:p>
      <text:p text:style-name="P59">Для пойманных у нас были пустые спичечные <text:s/>коробки, <text:s/>они шарудели там <text:s/>внутри своими длинными неуклюжими ногами. На следующий день, открыв полюбоваться их пластинчатыми усами и красивым цветом <text:span text:style-name="T23">спинок</text:span>, мы подкармливали их кусочками листьев, но они, похоже, были не голодные и мы их отпускали в полёт со своих ладоней, как божьих коровок.</text:p>
      <text:p text:style-name="P59">Жук щекотно переползал на пальцы, вскидывал жёсткие надкрылья, чтобы достать упакованные под ними длинные прозрачные крылья и с гудом улетал: ни «спасибо», ни «до <text:soft-page-break/>свиданья».</text:p>
      <text:p text:style-name="P59">Ну, и лети — вечером ещё наловим.</text:p>
      <text:p text:style-name="P60">Однажды днём из дальнего конца улицы донеслись раздирающе нестройные взвывы, мерное буханье, брязги.</text:p>
      <text:p text:style-name="P60">При звуках знакомой какофонии жители Нежинской выходили за калитки своих дворов и сообщали друг другу кого хоронят.</text:p>
      <text:p text:style-name="P60">Впереди процессии шагали три человека, прижимая к губам блеск меди нестройно рыдающих труб. Четвёртый нёс перед собой барабан, как огромный живот. Прошагав сколько надо, <text:s/>он бил его в бок войлочной колотушкой. Барабан держался на широком ремне через спину, поэтому в другой, тоже свободной, руке барабанщик держал медную тарелку и брязгал её о вторую, закреплённую поверх барабана, на что трубы снова взахлёб взвывали.</text:p>
      <text:p text:style-name="P60">За музыкантами несли большую фотографию и несколько венков с чёрными буквами надписей на красных лентах.</text:p>
      <text:p text:style-name="P60">Следом медленно двигался урчащий грузовик с отстёгнутыми бортами, где два два человека держались за ажурную башенку памятника серебристого цвета, а у их ног лежал гроб с покойником.</text:p>
      <text:p text:style-name="P60">Нестройная толпа замыкала неспешное шествие.</text:p>
      <text:p text:style-name="P60">Я не решился выйти на улицу, хоть там были и мама с тётей Людой, и соседки, и дети из других домов.</text:p>
      <text:p text:style-name="P61">Но всё же, движимый любопытством, я взобрался на изнаночную перекладину вечно запертых ворот.</text:p>
      <text:p text:style-name="P61">Свинцовый нос над жёлтым лицом покойника показались до того отвратительно жуткими, что я убежал до самой будки чёрно-белого <text:s/>Жульки, который тоже неспокойно поскуливал.</text:p>
      <text:p text:style-name="P62">Баба Катя умела из обычного носового платка вывязывать мышку с ушами и хвостиком и, держа <text:s/>на ладони, почёсывала ей головку пальцами другой руки.</text:p>
      <text:p text:style-name="P62">Мышка вдруг делала резкий прыжок в попытке убежать, но баба Катя ловила её на лету и снова поглаживала под наш восторженный смех.</text:p>
      <text:p text:style-name="P62">Я понимал, что это она сама подталкивает мышку, но, сколько ни старался, уследить не мо.</text:p>
      <text:p text:style-name="P62">По вечерам она выносила в сарай ведро кисло пахнущего хлёбова из очисток и объедков, в загородку к нетерпеливо рохкающей свинье Машке и там ругала её за что-нибудь.</text:p>
      <text:p text:style-name="P62">Она показала какие в огороде её грядки и деревья, чтобы мы не трогали соседских, потому что в огородах заборов не было.</text:p>
      <text:p text:style-name="P62">Но яблоки ещё не поспели и я забирался на дерево белой шелковицы, хотя баба Катя говорила, что я слишком здоровый для такого молодого деревца. И однажды оно расщепилось подо мной надвое.</text:p>
      <text:p text:style-name="P62">Я испугался, но папа меня не побил, а туго стянул расщепившиеся половинки каким-то желтовато прозрачным кабелем.</text:p>
      <text:p text:style-name="P62">Баба Катя меня совсем не ругала как Машку, а вечером сказала, что свинья не стала жрать и перевернула ведро. Уж до того умная тварь — чувствует, что завтра её будут резать.</text:p>
      <text:p text:style-name="P62">И действительно весь тот вечер, пока не уснул, я слышал истошный крик свиньи Машки в сарае.</text:p>
      <text:p text:style-name="P62">Наутро, когда пришёл свинорез-колий, баба Катя ушла из дому и уже без неё отчаянно визжавшую Машку вытаскивали из сарая, ловили по двору и кололи, после чего визг сменился протяжным хрипом.</text:p>
      <text:p text:style-name="P62">Во всё это время мама держала нас, детей, в хате, а когда разрешила выйти, во дворе уже обжигали паяльной лампой неподвижную тушу.</text:p>
      <text:p text:style-name="P62">На свадьбе тёти Люды было свежее сало и жареные котлеты, и холодец, а один из гостей вызвался научить невесту как набивать домашнюю колбасу, но она отказалась.</text:p>
      <text:p text:style-name="P63">Вобщем, в Конотопе мне понравилось, хотя жалко было Машку и стыдно за шелковицу.</text:p>
      <text:p text:style-name="P63">И мне почему-то нравился даже вкус кукурузного хлеба, который все ругали, но брали, потому что другого нет, ведь Никита Сергеевич Хрущёв сказал, что кукуруза — царица полей.</text:p>
      <text:p text:style-name="P63"><text:soft-page-break/>Обратно мы тоже ехали на поезде и меня укачивало и тошнило, но потом в вагоне нашлось окно, куда можно высунуть голову, и я смотрел как наш зелёный состав катит по полю изогнувшись длинной дугой; мне казалось, что дорога не кончается из-за того, что поезд бежит по одному и тому же кругу посреди поля с перелесками.</text:p>
      <text:p text:style-name="P63">На какой-то остановке папа вышел из вагона и не вернулся при отправлении.</text:p>
      <text:p text:style-name="P63">Я испугался, что мы потеряем папу и начал всхлипывать, но через несколько минут он пришёл с мороженым, ради которого задержался на перроне и вспрыгнул в другой вагон уходящего поезда.</text:p>
      <text:p text:style-name="P63">В тот год мои младшие брат и сестра тоже пошли в школу и в конце августа папа с растерянно-сердитым лицом увёз расплакавшуюся напоследок бабу Марфу в Бологое — помочь с пересадкой на Рязанщину.</text:p>
      <text:p text:style-name="P63">Через дорогу от углового дома нашего Квартала был продуктовый магазин и теперь, без бабы Марфы, мама посылала меня за мелкими покупками — принести хлеб, спички, соль или растительное масло.</text:p>
      <text:p text:style-name="P63">Более важные <text:s/>продукты она покупала сама: мясо, картошку, сливочное или шоколадное масло; на праздники — крупную красную, или мелкую чёрную икру.</text:p>
      <text:p text:style-name="P63">Объект хорошо снабжался.</text:p>
      <text:p text:style-name="P63">Вот только мороженое привозили раз в месяц и его сразу же раскупали, а вкусного кукурузного хлеба не было вовсе.</text:p>
      <text:p text:style-name="P64">Направо от магазина, на повороте окружавшей Квартал дороги, стена леса чуть раздвигалась просветом узкой поляны, где стояла сооружённая из брёвен эстакада для ремонта автомобилей — место сбора детей для игр.</text:p>
      <text:p text:style-name="P64">- Бежим скорей!- сказал знакомый мальчик. - Там ёжика поймали!</text:p>
      <text:p text:style-name="P64">Ежей я видел только на картинках и поспешил к галдящей группе пацанов.</text:p>
      <text:p text:style-name="P64">Они палками отрезали ёжику путь бегства в лес, а когда тот свернулся в оборонительный комок — серо-коричневый шар из частокола иголок — скатили его в ручеёк, где он выпростал острую мордочку с чёрной нашлёпкой носа и попытался убежать сквозь траву на коротких кривеньких ножках.</text:p>
      <text:p text:style-name="P64">Его опять свалили и не дали свернуться, прижав поперёк брюха палку.</text:p>
      <text:p text:style-name="P64">- Гляди!- заорал один из мальчиков.- У него запор! Он покакать не может!</text:p>
      <text:p text:style-name="P64">В доказательство, мальчик потыкал стеблем крепкой травы в тёмную выпуклость между задних ножек.</text:p>
      <text:p text:style-name="P64">- Слишком твёрдая какашка. Надо помочь.</text:p>
      <text:p text:style-name="P64">Я вспомнил как меня спасала баба Марфа.</text:p>
      <text:p text:style-name="P64">У кого-то нашлись плоскогубцы, животное прижали к земле несколькими палками и самозванный доктор Айболит потянул плоскогубцами застрявшую какашку, но та всё не кончалась и оказалась голубовато-белесого цвета.</text:p>
      <text:p text:style-name="P64">- Дурак! Ты ему кишку выдрал!- закричал другой мальчик.</text:p>
      <text:p text:style-name="P64">Ёжика отпустили и он опять прянул к лесу, волоча за собой вытащенную на полметра внутренность.</text:p>
      <text:p text:style-name="P64">Все потянулись следом — смотреть что дальше будет, а меня окликнула Наташа, прибежавшая из Квартала сказать, что мама зовёт.</text:p>
      <text:p text:style-name="P64">Я сразу же оставил всех и вернулся вместе с ней во двор, говорил с мамой, с соседками, что-то делал и думал не по-детски чётко сформулированную мысль: «как же мне теперь дальше жить после увиденного? как жить с этим?»</text:p>
      <text:p text:style-name="P64">А, таки, выжил.</text:p>
      <text:p text:style-name="P64">Спасло счастливое свойство памяти, отмеченное в словаре Даля.</text:p>
      <text:p text:style-name="P64">(Однако, в ряду известных мне примеров изуверской жестокости людей, что превращают в излохмаченные куски мяса даже себе подобных, самым первым идёт тот ёжик, волоча по сухой траве серовато влажную кишку прямого прохода, облипшую кусочками твёрдой земли.</text:p>
      <text:p text:style-name="P65">И я дожил до понимания, что низким тварям нужны высокие оправдания своей низости: «для облегчения страданий; святая месть; ради очищения».</text:p>
      <text:p text:style-name="P65"><text:soft-page-break/>Хотя... Есть ли гарантия, что сам я никогда и ни при каких обстоятельствах не сделал бы подобного?</text:p>
      <text:p text:style-name="P65">Не знаю.)</text:p>
      <text:p text:style-name="P65">В детстве некогда оглядываться на всякие засечки в памяти; там надо всё вперёд и — дальше, к новым открытиям. Лишь бы хватило духу открывать.</text:p>
      <text:p text:style-name="P65">Один раз, чуть отклонившись вправо от маршрута дом — школа, я углубился в лиственную часть леса и на пологом взгорке наткнулся на четыре дерева, выросшие в паре метров друг от друга по углам почти правильного квадрата.</text:p>
      <text:p text:style-name="P65">Гладкие широкие стволы без сучьев уходили вверх, где на высоте пяти-шести метров виднелся помост, куда вели перекладины из обрубков толстых сучьев, приколоченных к одному из деревьев в виде лестницы.</text:p>
      <text:p text:style-name="P65">Кто и зачем устроил такое? Не знаю.</text:p>
      <text:p text:style-name="P65">Зато знаю, что у меня не хватило духу взобраться на тот заброшенный помост.</text:p>
      <text:p text:style-name="P65">Намного легче далось открытие подвального мира, куда спускался с папой за дровами, чтобы греть воду в титане для купания в ванне.</text:p>
      <text:p text:style-name="P65">Лампочки в подвале были повывинчены и папа брал с собой фонарик, у которого из рукоятки выступает упругий рычажок.</text:p>
      <text:p text:style-name="P65"><text:s/><text:span text:style-name="T24">Стиснешь ладонь с фонариком и рычажок прячется в рукоятку, ослабишь нажим — выдвигается наружу.</text:span></text:p>
      <text:p text:style-name="P66">Вот так и качай, чтобы внутри рукоятки зажужжала динамо-машинка, дающая ток лампе фонарика.</text:p>
      <text:p text:style-name="P66">Чем быстрее раскрутишь жужжливую динамку, тем ярче свет фонаря.</text:p>
      <text:p text:style-name="P66">Кружок света скакал по стенам и по бетонному полу левого коридора от лестницы, <text:s/>в самом конце которого находился наш подвал.</text:p>
      <text:p text:style-name="P66">Стены коридора дощатые, а в них двери, тоже из досок, с висячими железными замками.</text:p>
      <text:p text:style-name="P67">За нашей дверью открывалась квадратная комната с двумя бетонными стенами и деревянной перегородкой от соседнего подвала.</text:p>
      <text:p text:style-name="P67">Отперев замок, папа включал в нашем подвале яркий свет и становилось видно поленницу нарубленных дров и всякие хозяйственные вещи на гвоздях и полках — санки, лыжи, инструменты.</text:p>
      <text:p text:style-name="P67">Папа топором измельчал на щепки одно из поленьев на растопку титана. Эти щепки и пару дровин нёс я, а он прихватывал целую охапку.</text:p>
      <text:p text:style-name="P67">Иногда папа что-то строгал или пилил в подвале, а я, прискучив ожиданием, выходил в коридор с узкой зарешечённой канавкой вдоль бетонного пола.</text:p>
      <text:p text:style-name="P67">Через распахнутую дверь лампочка бросала чёткий прямоугольник света на противоположный отсек, а дальний конец коридора, откуда мы пришли. Терялся в темноте. Но мне не было страшно, зная, что за спиной работает папа в чёрном матросском бушлате с двумя рядами медных пуговиц с маленькими якорями.</text:p>
      <text:p text:style-name="P67">Дрова в подвал попадали в начале осени. У фундамента в центре торцевой стены дома был сделан приямок — зацементированная яма под крышкой из листовой жести.</text:p>
      <text:p text:style-name="P67">Чуть выше дна приямка находился проём 50см х 50см, как бы окошко сквозь фундамент, из конца подвального коридора, где оно было на высоте полутора метров от пола.</text:p>
      <text:p text:style-name="P67">К этому приямку подъезжал самосвал и ссыпал холмик грубо нарубленных дров, которые потом через приямок и проём сбрасывались в подвал, чтоб разобрать по отсекам.</text:p>
      <text:p text:style-name="P67">Однажды папа поручил мне, как уже большому, перебрасывать дровины в приямок, пока он, спустившись в подвал, продёргивал их внутрь через проём.</text:p>
      <text:p text:style-name="P67">Мне его не видно было, но из подвала слышался его голос, кричавший мне повременить, когда груда поленьев в приямке грозила затором проёма, и доносился глухой утробный стук, когда дрова <text:span text:style-name="T25">далеко внизу </text:span>валились на бетонный пол.</text:p>
      <text:p text:style-name="P67">Всё шло хорошо, покуда Наташка не сказала дома Саньке, что нам привезли дрова, а я помогаю папе спускать их в подвал.</text:p>
      <text:p text:style-name="P68">Он <text:s/>прибежал к дровяному холмику и тоже стал перебрасывать дрова в приямок; упрямо и <text:soft-page-break/>молча посапывая в ответ на мои бурные объяснения, что он нарушает возрастной ценз на участие в подобных работах, и что сброшенные им добавочные поленья непременно создадут затор в проёме.</text:p>
      <text:p text:style-name="P68">Риторика бесполезна с теми, кому хоть кол на голове теши!</text:p>
      <text:p text:style-name="P68">А я не только ораторствовал, но тоже швырял дрова. Чтобы потом, обедая за кухонным столом, он бы не очень хвастался, будто сделал больше меня...</text:p>
      <text:p text:style-name="P68">И вдруг он отшатнулся от приямка, схватившись рукою за лицо, а из-под пальцев показалась кровь.</text:p>
      <text:p text:style-name="P68">Наташа бросилась домой звать маму и та прибежала с влажной тряпкой — обтереть кровь у стоявшего с запрокинутым лицом Сашки.</text:p>
      <text:p text:style-name="P68">Папа прибежал из подвала и никто не слушал моих объяснений, что это случилось нечаянно, а не нарочно, когда брошенная мною <text:s/>дровина зацепила нос брата и оцарапала кожу.</text:p>
      <text:p text:style-name="P68">Мама накричала на папу, что допустил такое, папа тоже рассердился и сказал всем уходить домой, и доканчивал работу сам.</text:p>
      <text:p text:style-name="P68">Царапина зажила даже и без пластыря, который упрямый Сашка отлепил с носа ещё до ужина.</text:p>
      <text:p text:style-name="P68">Вряд ли брат мой помнит про этот случай, а я до сих пор чувствую себя виноватым: мало ли, что не нарочно — меньше б орал, а смотрел бы лучше куда швыряю.</text:p>
      <text:p text:style-name="P68">В школе я постоянно записывался в какой-нибудь <text:span text:style-name="T26">из </text:span>круж<text:span text:style-name="T26">ков</text:span>, руководитель которого приходил к нам в класс вербовать желающих.</text:p>
      <text:p text:style-name="P69">Занятия в кружках проводились после обеда. Приходилось сходить домой, покушать и идти обратно на кружок, с которого возвращались домой в ночной темени.</text:p>
      <text:p text:style-name="P69">Как-то вечером, после какого-то из кружков, мы, кружковцы, заглянули в спортзал, где за задёрнутым занавесом сцены стояло пианино и один мальчик мне однажды показал, что если ударять лишь по чёрным клавишам — получается китайская музыка.</text:p>
      <text:p text:style-name="P69">Но на этот раз я забыл про всякую музыку, потому что на сцене оказались несколько старшеклассников, а у них — пара настоящих боксёрских перчаток!</text:p>
      <text:p text:style-name="P69">Мы осмелились попросить разрешение потрогать и примерять их.</text:p>
      <text:p text:style-name="P69">Они великодушно позволили, а потом решили устроить поединок между мелкотой «горки», то есть проживающих в каком-то из двух каменных кварталов, и «нижняков» — жителей деревянных домиков под спуском.</text:p>
      <text:p text:style-name="P69">Выбор пал на меня — мне так этого хотелось! — и плотного рыжеволосого Вовку из «нижняков».</text:p>
      <text:p text:style-name="P69">На сцене было слишком темно для боя.</text:p>
      <text:p text:style-name="P69">Нас вы вели <text:s/>под лампочку в прихожей спортзала, где за стеклом окна уже стояла чернильно зимняя темнотища, и сказали начинать.</text:p>
      <text:p text:style-name="P69">Сперва мы с ним похихикивали, бухая друг по другу громоздкими шарами перчаток, но потом остервенели и я страстно желал угодить ему в голову, но никак не мог дотянуться, а по его глазам видел, что ему хочется сшибить меня.</text:p>
      <text:p text:style-name="P69">Вскоре у меня жутко заныло левое плечо, которое я подставлял под его удары и совершенно ослабела правая рука, которой я долбил в плечо подставленное им.</text:p>
      <text:p text:style-name="P69">Наверно, ему приходилось не лучше.</text:p>
      <text:p text:style-name="P69">Наше хихиканье перешло в покряхтыванье и пыхтенье.</text:p>
      <text:p text:style-name="P69">Было плохо и больно до слёз, потому что его удары, казалось, проникают до самой кости предплечья, но я бы скорей умер, чем сдался.</text:p>
      <text:p text:style-name="P70">Наконец, старшеклассникам надоело такое однообразие, нам сказали «хватит» и забрали перчатки.</text:p>
      <text:p text:style-name="P70">Наутро на моём левом плече проступил огромный багрово-чёрный отёк. К нему несколько дней больно было прикасаться и даже от дружеского похлопывания я скрючивался и болезненно сычал.</text:p>
      <text:p text:style-name="P72">Если выпадал пушистый снег, но не слишком много, мы всей семьёй чистили во дворе ковёр и дорожку. Мы клали их лицом на снег и топтались по изнанке. Потом ковёр переворачивали, <text:s/><text:soft-page-break/>наметали на него чистого снега веником, ещё раз прометали и складывали. Длинную зелёную дорожку не переворачивали после топтания, а становились на неё вчетвером — мама и мы трое, а папа тащил дорожку по сугробам, вот такой он <text:span text:style-name="T28">у нас </text:span>сильный.</text:p>
      <text:p text:style-name="P72">А когда пошёл мокрый снег, мальчики нашего двора начали катать из него комья и делать крепость.</text:p>
      <text:p text:style-name="P72">Лепишь из снега снежок — большой, размером в полмяча; кладёшь его на снег и катишь, а он быстро обрастает слоями мокрого снега и вот уже тебе до колен: плотнеет, тяжелеет и уже надо звать на помощь и катить его вдвоём-втроём туда, где возводится снежная крепость.</text:p>
      <text:p text:style-name="P73">Мальчики постарше взгромаждают шары комьев на круговую стену, которая уже выше твоего роста. </text:p>
      <text:p text:style-name="P73">Потом мы делимся на две команды <text:span text:style-name="T27">—</text:span> тех, кто обороняет крепость, и тех, кто её штурмует.</text:p>
      <text:p text:style-name="P73">Наготовлены боеприпасы снежков и — штурм начался.</text:p>
      <text:p text:style-name="P73">Крик, гвалт, посвист летящих снежков.</text:p>
      <text:p text:style-name="P73">Я высовываюсь над снежной стеной, чтоб бросить хоть в кого-нибудь, но в глазах вдруг всвёркивает жёлтая молния, как от лопнувшей электролампы. Я сползаю спиной по стене, зажимая руками глаз, куда угодил снежок.</text:p>
      <text:p text:style-name="P73">(Ах, да — я был убит... Много лет спустя скажет об этом поэт Гумилёв.)</text:p>
      <text:p text:style-name="P73">Но бой не утихает.</text:p>
      <text:p text:style-name="P73">А через час это уже не бой, потому что крепости нет, осталась лишь метровая горка утоптанного до ледяной плотности снега, а мы всё также ошалело вопя скатываем<text:span text:style-name="T28">с</text:span>я по ней на животах.</text:p>
      <text:p text:style-name="P73">В голове пустота от своего и общего вопля. А-а-а-а-а-а-а!!</text:p>
      <text:p text:style-name="P73">Глаз у меня уже прошёл. Я сошлёпываю снежок и влепляю им в голову мальчика старше себя.</text:p>
      <text:p text:style-name="P73">Но это ошибка — <text:span text:style-name="T28">во-первых, бой закончен: вон на нём уже даже коньки, а во-вторых — он старше, а значит сильнее. </text:span></text:p>
      <text:p text:style-name="P74">Что сделало меня столь опрометчивым? Стремление к справедливости.</text:p>
      <text:p text:style-name="P74">В начале строительства крепости я услышал, как совсем старшие мальчики — семи-восьмиклассники договариваются между собой: кто не строил, в игру не принимать.</text:p>
      <text:p text:style-name="P74">И я точно знал, что мальчика в коньках тогда тут не было.</text:p>
      <text:p text:style-name="P74">Но кому сейчас есть дело до этого? <text:span text:style-name="T29">Многие из мальчиков-основоположников уже ушли. Другие, может, уж забыли уговор. </text:span></text:p>
      <text:p text:style-name="P75">Для объяснений своей дерзости или тонущих в общем гаме призывов о помощи нет времени — надо улепётывать.</text:p>
      <text:p text:style-name="P75">И я бегу к своему подъезду: догонит или нет?</text:p>
      <text:p text:style-name="P75">Бегу, выдохшийся от многочасовой игры. Но бегу.</text:p>
      <text:p text:style-name="P75">Вот и вход, совсем рядом.</text:p>
      <text:p text:style-name="P75">- А вдруг догонит?- думаю я и получаю коньком под зад за эту неуверенность в себе.</text:p>
      <text:p text:style-name="P75">Я влетаю в подъезд, но он не преследует — чужой дом.</text:p>
      <text:p text:style-name="P99">Чтоб всё <text:span text:style-name="T30">получалось</text:span> как надо — не сомневайся в себе.</text:p>
      <text:p text:style-name="P100">Весной мои родители попытались заняться сельским хозяйством, проще говоря, они решили посадить картошку. Я упросил, чтоб и меня взяли с собой, когда с лопатой и картошкой в сумке они <text:span text:style-name="T46">после работы </text:span>пошли в лес. </text:p>
      <text:p text:style-name="P100">Там была длинная просека и полоса земли не поросшая травой — бывшая граница Зоны, до её расширения. </text:p>
      <text:p text:style-name="P100">Папа копал лопатой ямки в недавно вскопанной им грядке и мама опускала туда картофелины. У родителей лица были печальные и папа с сомнением качал головой, потому что это не земля, а серый суглинок. <text:span text:style-name="T46">Ничего тут не вырастет. </text:span></text:p>
      <text:p text:style-name="P101">Наступили весенние сумерки и мы ушли домой. </text:p>
      <text:p text:style-name="P101">Забегая вперёд, скажу, что ничего на той грядке не уродилось. Из-за суглинка, или сомнения в своём деле?</text:p>
      <text:p text:style-name="P101">Но самое непонятное — зачем они вообще это начали? <text:s/>Сэкономить на картофельных <text:soft-page-break/>расходах? Так, вроде, на жизнь хватало. <text:s/>В их комнате появился раздвижной диван, два кресла с лакированными подлокотниками и журнальный столик с тремя ногами — всё вместе называется мебельный гарнитур. А может захотели отдохнуть от мебели, вот и нашли отговорку пойти в лес.</text:p>
      <text:p text:style-name="P76">И снова наступило лето, причём намного раньше, чем в предыдущие годы.</text:p>
      <text:p text:style-name="P76">А вместе с летом в мою жизнь пришла речка. Или же пределы моего жизненного пространства расширились настолько, что она стала досягаемой.</text:p>
      <text:p text:style-name="P76">Сперва пришлось увязаться за компанией более знающих мальчиков и мы долго шли под гору по дороге из бетонных плит с вязким от жары гудроном, заполняющим швы по их стыкам. Потом по тропам, что срезали напрямик и через кусты обрывистого спуска, пока не открылось её сверкающее солнечными бликами течение по неисчислимым булыгам и валунам.</text:p>
      <text:p text:style-name="P76">И можно пересечь все десять метров её ширины не погружаясь более, чем по пояс, или просто стоять по колени в быстром течении и смотреть как табунчики полупрозрачных мальков тычутся в твои ноги в зеленоватом полумраке неудержимо движущейся массы вод.</text:p>
      <text:p text:style-name="P76">Обсыхая на берегу, мы играли в «ключик-замочек», <text:span text:style-name="T31">загадывая как всплеснётся воды от брошенного в речку камня: если одиночным столбиком — ключик, а если широким лепесточным кустиком — замочек.</text:span></text:p>
      <text:p text:style-name="P77">В спорных случаях перевес <text:s/>на стороне того авторитета, кто лучше играет в футбол, или пущенный им плоский <text:s text:c="3"/>камень делает больше прыжков по поверхности воды при печении блинчиков».</text:p>
      <text:p text:style-name="P77">Потом я начал ходить один на речку, или в паре с кем-нибудь из мальчиков, но там мы разделялись, потому что <text:span text:style-name="T32">ловили рыбу. Снасть — удочка из срезанного ивового хлыста, крючок, свинцовый шарик грузила и поплавок на тонкой леске. Поплавок из коричневой винной пробки, или из гусиного пера приплясывает на мелких волнах течения иногда застывает в небольшой заводи позади валунов. Рыбалка — это нечто личное, у кого-то больше надежд на эту заводь, кому-то больше нравится пускать поплавок за быстриной, вот и расходимся.</text:span></text:p>
      <text:p text:style-name="P78">Рыбалка — это <text:span text:style-name="T33">восторженный азарт, когда поплавок вдруг ныряет под воду: клюёт! Леска туго натягивается, упирается, сгибая удилище, режет воду из стороны в сторону и вдруг подаётся, взлетает вверх, неся к тебе сверкающее трепыханье пойманной рыбы.</text:span></text:p>
      <text:p text:style-name="P80">Потом, конечно, оказывается, что это не рыба, а рыбёшка, но зато следующая точно будет во-о-т такая! </text:p>
      <text:p text:style-name="P79">Чаще всего попадались горюхи — не знаю как их по научному зовут. <text:s/>Эти дуры цеплялись даже на пустой крючок, без червяка; <text:s/>цеплялись чем попало — брюхом, хвостом, глазом. <text:span text:style-name="T34">Жирно будет таких <text:s/>горюх уклейкой <text:s/>называть, или как-нибудь ещё. </text:span></text:p>
      <text:p text:style-name="P81">С рыбалки я приносил в бидончике с полдюжины уснулой мелочёвки, но кошка тёти Полины <text:s/>была, наверно, рада угощенью.</text:p>
      <text:p text:style-name="Standard"><text:span text:style-name="T35">В т</text:span>от день я начал рыбалить <text:span text:style-name="T35">от моста между насосной и КПП, как обычно шёл за течением, менял наживку, глубину погружения крючка.</text:span> <text:s text:c="3"/><text:span text:style-name="T35">Почти не отвлекался.</text:span></text:p>
      <text:p text:style-name="P82">Только на песчаной косе вдоль полосы кустарника подреставрировал скульптуру лежащей на спине женщины, которую за пару дней до этого создали два солдата из песка. Из одежды на них <text:s text:c="2"/>были только трусы да сапоги. Оттого-то сразу <text:s text:c="2"/>видно, что солдаты. Кто ещё станет носить сапоги летом?</text:p>
      <text:p text:style-name="P82">Я нарастил ей осевшие груди и подкруглил бёдра, которые показались мне шире, чем нужно, но исправлять не стал. </text:p>
      <text:p text:style-name="P83">Зачем я вообще это делал? Мне казалось неправильным допустить, чтобы произведение искусства сравнялось с остальным песком и весь солдатский труд пошёл прахом. <text:s/>Или мне захотелось пошлёпать по женскому бюсту и ляжкам, хоть и песчаным? <text:s/>Э! Да пошёл он этот Фрейд! Вернусь-ка я <text:s/>обратно <text:span text:style-name="T37">на рыбалку</text:span>...</text:p>
      <text:p text:style-name="P84">...<text:span text:style-name="T37">и</text:span> я и не <text:span text:style-name="T37">стал</text:span> на неё ложиться: как один из солдат два дня назад, а <text:s/><text:span text:style-name="T37">продолжил</text:span> <text:s/>уд<text:span text:style-name="T37">ить</text:span>.</text:p>
      <text:p text:style-name="P83">Течение принесло поплавок к прорванной дамбе пониже стадиона, где я целую вечность тому <text:soft-page-break/>назад оступился с коварной плиты. <text:span text:style-name="T36">Значит половина речки уже пройдена, ещё столько же и она уйдёт за Зону, куда меня не пустят два ряда колючей проволоки на столбах, а между ними полоса взрыхлённой земли, <text:s/>чтоб оставались следы нарушителя. </text:span></text:p>
      <text:p text:style-name="P85">А в бидончике — пара несчастных горюх, кошка обидится.</text:p>
      <text:p text:style-name="P85">Когда завиднелся второй — финишный — мост, я решил дальше не ходить, <text:s/>а позакидывать удочку на крутой излучине под обрывом.</text:p>
      <text:p text:style-name="P86">Тут и случилось то, ради чего люди ходят на рыбалку: поплавок не задёргался, а мягко и глубоко ушёл в воду; я стал тянуть на себя, чувствуя как удилище, сопротивляясь, вибрирует в руках. Никакого вспорха рыбки в воздух. Пришлось подтягивать тугую леску к самому берегу и выволочить рыбину на сушу. Она билась на песке, а мне страшновато хватать — никогда таких не видел: тёмно-синяя, похожа на толстый шланг. </text:p>
      <text:p text:style-name="P86">Я выплеснул горюх в речку, зачерпнул воды в бидончик и опустил в него добычу, но ей пришлось там разместиться торчком — <text:span text:style-name="T38">длина не позволяла кувыркаться.</text:span></text:p>
      <text:p text:style-name="P87">От моста подошли два мальчика, что уже кончили рыбалку и шли домой; они спросили как улов и я показал им рыбу.</text:p>
      <text:p text:style-name="P87">- Налим,- мгновенно определил один.</text:p>
      <text:p text:style-name="P87">Когда они ушли, я понял, что ничего лучшего мне уже не поймать, смотал леску на удилище, взял бидон в руку и тоже пошёл домой.</text:p>
      <text:p text:style-name="P87">Я шёл, а слава бежала впереди меня — несколько мальчиков встречали на подходе к Кварталу: посмотреть налима. А когда я уже подходил к нашему дому, <text:span text:style-name="T41">незнакомая</text:span> тётенька из соседского остановила меня на дорожке, спросила правда ли это, заглянула в бидон на круглую морду <text:span text:style-name="T40">заторчалого</text:span> <text:span text:style-name="T40">там</text:span> налима и попросила отдать его ей.</text:p>
      <text:p text:style-name="P87">Я <text:span text:style-name="T41">тут же и беспрекословно</text:span> протянул ей бидон и подождал, пока она отнесла <text:span text:style-name="T39">рыбу к себе и вернула мне тару.</text:span></text:p>
      <text:p text:style-name="P88">В те годы <text:s/>леты было намного длиннее нынешних и в них много чего умещалось.</text:p>
      <text:p text:style-name="P88">Например, в одно лето с налимом нас вывезли в пионерский лагерь, хотя мы ещё не были юными пионерами.</text:p>
      <text:p text:style-name="P88">Утром дети нашего Квартала и соседнего, и дети «нижняки» из деревянных домиков сошлись у Дома офицеров, где нас ожидали автобусы и пара больших машин с брезентовым верхом. Родители дали детям чемоданчики с одеждой и сумки со всякими вкусными вещами и помахали нам вслед. </text:p>
      <text:p text:style-name="P88">Колонна подъехала к КПП, за мостом напротив насосной станции, и через белые ворота выехала из-за колючей проволоки, что окружала весь Объект.</text:p>
      <text:p text:style-name="P89">Мы свернули вправо, на длинный подъём, а потом долго ехали по шоссе, снова свернули вправо, но уже на лесную дорогу среди могучих сосен и ещё через полчаса подъехали к другим воротам, от которых тоже расходились ряды колючей проволоки, но на этот раз не двойные и без часовых, потому что это — пионерский лагерь.</text:p>
      <text:p text:style-name="P89">Недалеко от ворот находилось одноэтажное квадратное здание столовой, медпункта и жилья для воспитателей, директора и просто работников лагеря.</text:p>
      <text:p text:style-name="P89">Позади столовой пролегло широкое поле, с краю которого размещалась спортивная площадка и мачта «гигантских шагов» с висячими цепями, но ими никто не пользовался. За полем опять начинался лес за забором из колючей проволоки.</text:p>
      <text:p text:style-name="P90">А налево от столовой, <text:span text:style-name="T42">за негустой полосой кустарника, на ровной травяной площадке стояли четыре шатра квадратных <text:s/>брезентовых палаток для старшеклассников из первого отряда.</text:span></text:p>
      <text:p text:style-name="P91">За ними высилась железная мачта с тонким тросом для <text:s/>красного лагерного флага на утренних и вечерних линейках-построениях, когда командиры отрядов по очереди подходили к старшей пионервожатой с докладом, что отряд построен, потом она подходила к директору доложить, что лагерь построен и тот отдавал приказ поднять, или спустить флаг — в зависимости от времени суток. Баянист играл на своём инструменте гимн Советского Союза, два пионера, перебирая руками, тянули трос и флаг порывисто полз вдоль мачты — вверх, или вниз.</text:p>
      <text:p text:style-name="P91">Дальше влево и чуть пониже тянулся приземистый барак с тремя спальнями и чуть более <text:soft-page-break/>коротким, но вместительным залом со сценой, сиденьями зрителей и белым экраном для показа кинофильмов.</text:p>
      <text:p text:style-name="P91">В спальнях стояли ряды железных коек с пружинными сетками <text:span text:style-name="T43">и в день приезда, пока не выдали матрасы и постель, дети, побросав свои чемоданчики, бегали по пружинно подбрасывающим тебя сеткам из конца в конец. Тут главное не столкнуться со скачущими навстречу попрыгунчиками. Потом разворачивали печенье и начинали есть сгущёнку из сине-белых жестяных банок. Оказывается, для этого не нужен ни консервный нож, ни ложка. Достаточно найти торчащий из стены гвоздь и ударить в него жестяной крышкой, но так, чтоб крышка пробилась не посерёдке, а с краю. Таким же макаром пробиваешь дырку с другого края и — пожалуйста! — сосите на здоровье; течёт беспрепятственно и ничуть не перемажешься, только вон с гвоздя свисает густая капля сгущёнки. А если ты неумека, или роста не хватает дотянуться до пробойника в стене — попроси мальчиков постарше и они для тебя пробьют, всего за два отсоса из твоей банки.</text:span></text:p>
      <text:p text:style-name="P92">Перед мачтой с флагом устроены квадраты взрыхлённой земли — по одному для каждого отряда, где дети выкладывают сегодняшнее число оторванными головками цветом, или зелёными листьями, потому что идёт соревнование: чей квадрат лучше оформлен.</text:p>
      <text:p text:style-name="P93">По воскресеньям <text:s/>в лагерь приезжают родители, привозят своим детям пряники, конфеты и — ситро!</text:p>
      <text:p text:style-name="P93">Мама отводит нас куда-нибудь в зелёную тень деревьев, смотрит как мы жуём и расспрашивает про жизнь в лагере, а папа щёлкает новеньким фотоаппаратом ФЭД-2.</text:p>
      <text:p text:style-name="P93">Жизнь, как жизнь. Недавно почти всем лагерем в поход ходили, до самого обеда, а вернулись — опаньки! - сюрприз!</text:p>
      <text:p text:style-name="P94">На беседочном дощатом помосте <text:s/>в ограждении высоких перил, что напротив <text:s/>входа в зрительный зал барака, нас всех ждёт ресторан. Оказывается девочки старших отрядов вместо похода расставили там столы и стулья и вместе с поварихами приготовили обед.</text:p>
      <text:p text:style-name="P94">На столах разложили листки со списком блюд и все подзывали девочек взрослым словом «официант!», <text:s/>те принимали заказы и приносили салат «майский» или «луковый».</text:p>
      <text:p text:style-name="P94">Потом я случайно услышал, как две официантки подсмеивались между собой, что все заказывали «майский», а «луковый»-то был вкуснее и им больше досталось.</text:p>
      <text:p text:style-name="P94">Я дал себе наказ на будущее не покупаться на финтифлюшные названия.</text:p>
      <text:p text:style-name="P95">Жаль только, что в лагерном распорядке остался пережиток детсадного прошлого, правда, под новым именем — «мёртвый час».</text:p>
      <text:p text:style-name="P95">И после обеда все должны расходиться по своим палатам и ложиться по койкам для сна.</text:p>
      <text:p text:style-name="P95">Спать среди дня очень трудно, так что этот двухчасовый «мёртвый час» тянется страшно медленно; уже в который раз слушаны-переслушаны все ужасные истории: и про женщину в белом, что пила собственную кровь, и про чёрную руку, душившую кого попадя, а до разрешения подыматься всё те же бесконечные тридцать восемь минут...</text:p>
      <text:p text:style-name="P95">Как-то в обед я заметил, что трое трое мальчиков из моего отряда обмениваются многозначительными кивками и несомненно шифрованными знаками условных взмахов рук. Тут явно сговор. А как же я?</text:p>
      <text:p text:style-name="P95">И я так неотвязно пристал к одному из них, что он нехотя признался — у них решено не идти на «мёртвый час» после обеда, а убежать в лес за проволоку, <text:span text:style-name="T44">один из них знает место, где малины — невпроворот. </text:span></text:p>
      <text:p text:style-name="P96">По окончании обеда, когда они, пригнувшись, украдкой побежали в другую от барака сторону, <text:s/>я припустил следом, отразил попытку предводителя отвадить меня и послать в палату и, вместе со всеми, выполз в лес под колючей проволокой.</text:p>
      <text:p text:style-name="P96">Мы вооружились палками типа винтовок и автоматов, и зашагали по широкой тропе уходящей в лес поросший кустарником. <text:s/>Потом, вслед за командиром свернули на одну из полян и снова зашли в лес, но уже без тропинки.</text:p>
      <text:p text:style-name="P96">Там мы долго блуждали и вместо малины попадались лишь кусты волчьей ягоды, <text:s/>а её есть нельзя — <text:s/>она ядовитая.</text:p>
      <text:p text:style-name="P96">Наконец, нам это надоело, а командир признался, что не может найти обещанного малинного <text:soft-page-break/>места.</text:p>
      <text:p text:style-name="P96">Ему было сказано: «эх, ты!», и мы снова стали блуждать по лесу, покуда не вышли к колючей проволоке.</text:p>
      <text:p text:style-name="P96">Следуя путеводным колючкам лагерного ограждения, мы вышли к знакомой уже тропе и воспрянувший духом командир отдал команду строиться.</text:p>
      <text:p text:style-name="P96">Похоже, будем играть в «войнушку».</text:p>
      <text:p text:style-name="P97">Мы исполнили команду и встали в шеренгу вдоль тропинки, <text:s/>упирая в животы суковатые автоматы.</text:p>
      <text:p text:style-name="P98">И тут из-за тенистого куста с криком «бросай оружие!», вдруг выпрыгнули две взрослые женщины, лагерные воспитательницы.</text:p>
      <text:p text:style-name="P98">Мы ошарашенно пороняли свои палки и, уже готовой шеренгой, были отконвоированы к воротам лагеря.</text:p>
      <text:p text:style-name="P98">Одна шла впереди, вторая замыкала строй.</text:p>
      <text:p text:style-name="P98">На вечерней линейке директор объявил, что случилось ЧП, и что родителям сообщат, и будет поставлен вопрос об исключении нас из лагеря.</text:p>
      <text:p text:style-name="P98">После линейки мои брат с сестрой подошли ко мне из своего младшего отряда:</text:p>
      <text:p text:style-name="P98">- Ну, тебе будет!</text:p>
      <text:p text:style-name="P98">- А!- отмахнулся я, хоть и страшился неопределённости наказания за постановку вопроса об исключении.</text:p>
      <text:p text:style-name="P98">Эта неопределённость мучила меня до конца недели, когда снова настал родительский день и мама привезла сгущёнку и печенье и ни словом не помянула о моём проступке.</text:p>
      <text:p text:style-name="P98">Мне отлегло, а когда родители уехали Наташа рассказала, что мама уже знала о случившемся и, <text:span text:style-name="T45">в моё отсутствие</text:span>, расспрашивала кто ещё ходил в бега со мной, а потом сказала папе:</text:p>
      <text:p text:style-name="P98">- Ну, этих-то не исключат.</text:p>
      <text:p text:style-name="P102">В конце лета в жизни Квартала произошло изменение, каждый день в пять часов во двор начала приезжать машина для сбора мусора, она давала сигнал и люди из домов несли к ней свои мусорные вёдра. А ящики из мусорки за нашим домом увезли и заколотили её ворота досками.</text:p>
      <text:p text:style-name="P102">В сентябре на длинном поле от Бугорка до мусорки тарахтел и лязгал бульдозер передвигая горы земли. После него осталось широкое поле, метра на два ниже прежнего, в следах о его гусениц.</text:p>
      <text:p text:style-name="P102">Ещё через месяц был воскресник для взрослых, но папа разрешил и мне пойти с ним. <text:span text:style-name="T47">За соседним кварталом на опушке леса стояло длинное здание похожее на барак в пионерлагере и люди на воскреснике стали его бить и разбирать.</text:span></text:p>
      <text:p text:style-name="P103">Папа с ломом забрался на самый верх, он сбрасывал целые куски крыши и покрикивал:</text:p>
      <text:p text:style-name="P103">- Э! Ломать не строить! Душа не болит!</text:p>
      <text:p text:style-name="P104">Мне воскресник не очень понравился — там гоня<text:span text:style-name="T48">т</text:span>, чтоб близко не подходил, <text:s/>а просто <text:s/>слушать как визжат гвозди, когда их вместе с досками отдирают от балок, скоро надоедает.</text:p>
      <text:p text:style-name="P103">А вот теперь никак не вспомню — накануне воскресника, или сразу после него был снят с поста Никита Сергеевич Хрущёв и самым главным стал Леонид Брежнев.</text:p>
      <text:p text:style-name="P105">И это когда до коммунизма оставалось каких-нибудь восемнадцать лет.</text:p>
      <text:p text:style-name="P106">В своей очень поле<text:span text:style-name="T49">з</text:span>ной книге <text:span text:style-name="T49">Сетон-Томпсон настаивает, <text:s/>что луки надо делать непременно из ясеня. Но где тут его <text:s/>найдёшь, ясень-то? В лесу одни сосны да ели, а из лиственных берёза с осиной, а всё прочее уже кустарник.</text:span></text:p>
      <text:p text:style-name="P107">Так что луки, по совету <text:s/>соседа по площадке Степана Зимина, я делал из можжевельника.</text:p>
      <text:p text:style-name="P107">Можжевельник нужен не старый, у которого много веток, и не слишком толстый, а то не согнёшь.</text:p>
      <text:p text:style-name="P107">Полутораметровое <text:s/>деревце в самый раз — лук будет упругим и сильным.</text:p>
      <text:p text:style-name="P107">Пущенная из него стрела взовьётся в серое осеннее небо метров на тридцать, едва разглядишь, а потом отвесно упадёт и воткнётся в землю, потому что наконечником у неё примотанный изолентой гвоздь.</text:p>
      <text:p text:style-name="P107">Саму стрелу надо делать из тонкой штукатурной рейки — расщепить реку вдоль и обстругать <text:soft-page-break/>округло.</text:p>
      <text:p text:style-name="P107">Вот только оперения у моих стрел не было, хоть у Сетон-Томсона и объяснялось как его делать.</text:p>
      <text:p text:style-name="P107">Во-первых, откуда перья взять? <text:s/><text:span text:style-name="T50">Папу просить бесполезно, у него на работе только механика.</text:span></text:p>
      <text:p text:style-name="P108">На зимних каникулах я узнал, что мальчики из наших двух кварталов по субботам ходят в Полк смотреть кино в клубе части.</text:p>
      <text:p text:style-name="P108">Полк это где солдаты продолжают службу после окончания школы новобранцев. Идти туда в первый раз было немного страшновато, потому что среди детей ходили неясные слухи будто в лесу какой-то солдат задавил девочку, как и зачем непонятно, но точно, что чёрнопогонник, а в Полку все солдаты — в краснопогонники. </text:p>
      <text:p text:style-name="P108">Идти туда так же, как в школу, но только мимо и — дальше, по широкой тропе под высокими елями, а потом прямо и прямо, пока не выйдешь на асфальтную дорогу; по ней подняться к воротам, где часовые, но они не останавливают мальчиков и можно проходить к зданию с вывеской Клуб Части.</text:p>
      <text:p text:style-name="P109">Там был длинный коридор с тремя двустворчатыми дверями, между которых на стене висели картинки солдат и офицеров с краткими описаниями их героических подвигов и смерти для защиты отечества.</text:p>
      <text:p text:style-name="P109">За широкими дверями был зал без окон, с рядами прибитых к полу стульев лицом к высокой сцене, где между раздвинутых кулис висел белый экран. От неё в дальний конец зала шёл проход, деливший зрительный зал пополам.</text:p>
      <text:p text:style-name="P109">Солдаты заходили группами, стуча сапогами по доскам пола, громко перекликались и понемногу заполняли зал.</text:p>
      <text:p text:style-name="P109">Время тянулось долго.</text:p>
      <text:p text:style-name="P109">И я в очередной раз перечитывал надписи на красном кумаче двух плакатов, что прятали собою ящики динамиков по обе стороны от сцены.</text:p>
      <text:p text:style-name="P109">На левом был портрет головы человека в широкой бороде и такими же волосами, а ниже его слова обведённые жёлтой рамочкой:</text:p>
      <text:p text:style-name="P109">«В науке нет широкой столбовой дороги, и только тот, кто не страшась усталости карабкается по её каменистым тропам, достигнет её сияющих вершин.»</text:p>
      <text:p text:style-name="P110">И подпись — К. Маркс.</text:p>
      <text:p text:style-name="P110">На правом плакате голова без волос и бородка клинышком — понятно и до подписи, что это Ленин сказал:</text:p>
      <text:p text:style-name="P110">«Кино не только агитатор, но и великий организатор масс.»</text:p>
      <text:p text:style-name="P110">По мере заполнения зала, мальчики с первых рядов перебирались на сцену и смотрели кино с обратной стороны экрана — он просвечивался. Какая разница проплывёт Человек-Амфибия слева направо или наоборот? <text:s/>А бунтовщик Котовский всё равно убежит прямо из зала <text:s/>суда.</text:p>
      <text:p text:style-name="P110">Некоторые мальчики оставались сидеть в зале на подлокотниках между сиденьями.</text:p>
      <text:p text:style-name="P110">По ходу кино в темноте порой раздавался крик от какой-нибудь из дверей:</text:p>
      <text:p text:style-name="P110">- Ефрейтор Солопов!</text:p>
      <text:p text:style-name="P110">Или же:</text:p>
      <text:p text:style-name="P110">- Второй взвод!</text:p>
      <text:p text:style-name="P110">А заканчивалось одинаково:</text:p>
      <text:p text:style-name="P110">- На выход!</text:p>
      <text:p text:style-name="P110">После кино мы шли по ночному лесу домой и пересказывали друг другу то, что вместе же и смотрели:</text:p>
      <text:p text:style-name="P110">- Не! Ну, а как он его двинул! А?</text:p>
      <text:p text:style-name="P110">- <text:span text:style-name="T51">Не! Не! А тот и не понял, что он там!</text:span></text:p>
      <text:p text:style-name="P111">Конечно же, кино крутили не только в Полку.</text:p>
      <text:p text:style-name="P111">Ещё и в Доме офицеров, но там вход по билетам, а значит с родителями. Хотя по воскресеньям был бесплатный дневной сеанс для школьников — чёрно-белые сказки, или цветной фильм про пионера-партизана Володю Дубинина.</text:p>
      <text:p text:style-name="P112">В одно из зимних воскрексений я сказал маме, что иду во двор.</text:p>
      <text:p text:style-name="P112"><text:soft-page-break/>- Ещё чего! В такую погоду никто не гуляет.</text:p>
      <text:p text:style-name="P112">За стёклами кухонного окна теснился сумрак исчёрканный линиями суматошно несущихся снежинок.</text:p>
      <text:p text:style-name="P112">- Видишь что творится?</text:p>
      <text:p text:style-name="P112">Но я канючил и не отставал, пока мама не рассердилась и сказала, чтоб я шёл куда хочу, но всё равно там никого не будет.</text:p>
      <text:p text:style-name="P112">Во дворе и впрямь не было ни души.</text:p>
      <text:p text:style-name="P112">Отворачивая лицо от вихрей секущего снега, я обогнул дом и пересёк дорогу к полю рядом с забором заколоченной мусорки.</text:p>
      <text:p text:style-name="P112">Конечно, и тат никого, потому что себя-то я не мог видеть, а видел только что весь мир стал сплошь серым, исполосованным метелью колючего снега. Стало одиноко и захотелось домой.</text:p>
      <text:p text:style-name="P112">Но мама скажет «я тебе говорила!», а младшие начнут подсмеиваться...</text:p>
      <text:p text:style-name="P112">И тут на дальнем краю поля, где когда-то играли в волейбол, а потом в городки, раздался голос голос из репродуктора на неразличимом в такую непогоду столбе.</text:p>
      <text:p text:style-name="P112">- Дорогие ребята! Сегодня мы разучим песню про весёлого барабанщика. Сначала прослушайте её.</text:p>
      <text:p text:style-name="P112">И дружный хор ребячьих голосов запел про ясное утро и кленовые палочки, которые берёт в руки весёлый барабанщик.</text:p>
      <text:p text:style-name="P112">Песня закончилась и диктор начал диктовать слова, чтобы слушатели записывали:</text:p>
      <text:p text:style-name="P113">- Встань, по-рань-ше, встань, <text:s/>по-рань-ше, встань,по-рань-ше, <text:span text:style-name="T53">толь-ко, ут-ро, за-ма-я-чит, у, во-рот.</text:span></text:p>
      <text:p text:style-name="P114">И я уже был не один в этом взбураненном мире. Я бродил по сугробам пустого поля, но снег не мог попасть ко мне в валенки — их плотно облегали тёплые штаны.</text:p>
      <text:p text:style-name="P114">Диктор закончил диктовать первый куплет и дал прослушать его снова. Потом он диктовал второй, тоже с последующим исполнением, и третий.</text:p>
      <text:p text:style-name="P114">- А теперь прослушайте всю песню, пожалуйста.</text:p>
      <text:p text:style-name="P115">И нас стало много: барабанщик, дети со звонкими голосами, и даже <text:span text:style-name="T56">вьюга</text:span>, которая стала одной из нас и бродила со мной по <text:span text:style-name="T56">полю</text:span>, только <text:span text:style-name="T56">я </text:span>проваливал<text:span text:style-name="T56">ся</text:span> валенк<text:span text:style-name="T56">ам</text:span>и <text:span text:style-name="T56">в зыбучий снег </text:span>под <text:s/><text:span text:style-name="T56">коркой </text:span>наст<text:span text:style-name="T56">а</text:span>, а она плясала поверху <text:span text:style-name="T56">колючей крупой</text:span>.</text:p>
      <text:p text:style-name="P114">Когда я вернулся домой, мама спросила:</text:p>
      <text:p text:style-name="P114">- Ну, что? Видел кого-нибудь?</text:p>
      <text:p text:style-name="P114">Я сказал, что нет, но никто не смеялся.</text:p>
      <text:p text:style-name="P114">Одиночная прогулка <text:span text:style-name="T56">в большой компании, </text:span>под диктовку Весёлого Барабанщика, уложила меня в постель с температурой.</text:p>
      <text:p text:style-name="P114">Все ушли на работу и в школу. <text:span text:style-name="T54">В библиотеку для обмена книг мне нельзя. Пришлось взять из домашней ту, что давно манила своим названием, но отпугивала толщиной — Война и Мир Толстого — в четырёх томах.</text:span></text:p>
      <text:p text:style-name="P116">Первая глава меня сперва напугала сплошными страницами французского текста, но когда углядел, что внизу в примечаниях дан перевод — отлегло.</text:p>
      <text:p text:style-name="P116">Так что свою болезнь я и не заметил: наскоро проглатывал лекарства и возвращался к Пьеру, Андрею, Пете, Наташе, иногда забывая вынуть градусник из подмышки.</text:p>
      <text:p text:style-name="P117">Прочитал все тома с эпилогом и только заключительную часть с рассуждениями про предопределения не смог одолеть: нескончаемо длинные предложения стояли отвесной стеной — вскарабкиваясь на чуть-чуть, я тут же соскальзывал обратно к её подножию. Неприступная стена простиралась в обе стороны и я уже не помнил как добирался сюда. Пришлось закрыть не дочитав.</text:p>
      <text:p text:style-name="P117">Пару лет назад я вновь перечитал эти <text:s/>тома уже до конца и сказал: если человек может писать так, как Толстой в заключительной части Войны и Мира, то зачем понадобилась вся та беллетристика, включая эпилог?</text:p>
      <text:p text:style-name="P117">Не исключаю, что я отчасти выпендривался, но только отчасти.</text:p>
      <text:p text:style-name="P117">А пока я валялся на раскладушке вперемешку с полем Аустерлица, жизнь не стояла на месте. Брат и сестра приносили новости, что мусорку снесли, а на её месте поставили раздевалку, <text:soft-page-break/>где выдают коньки.</text:p>
      <text:p text:style-name="P117">И каток устроили тут же, на поле между Бугорком и раздевалкой, которое осенью разравнивал одинокий бульдозер. Приехала пожарная машина, сбросила на землю шланги, из них натекла вода и залила каток.</text:p>
      <text:p text:style-name="P117">Теперь можно приходить, брать в раздевалке коньки, или с собой приносить и — кататься!</text:p>
      <text:p text:style-name="P117">Я не хотел отставать от жизни и поскорее поправился.</text:p>
      <text:p text:style-name="P117">Однако, — опоздал. <text:span text:style-name="T55">В раздевалке коньков уже не выдавали и надо приносить свои, но лавки остались: можно сесть и переобуться в те, что принёс, а под лавками ящички — оставлять свои валенки пока катаешься.</text:span></text:p>
      <text:p text:style-name="P118">Вход в раздевалку был с высокого деревянного крыльца с двумя дверями — одна раздевалкина, а другая в соседнюю комнату, где стоял станок для заточки коньков и печка-буржуйка из широкой железной бочки. </text:p>
      <text:p text:style-name="P118">В печке горел жаркий огонь от дров для отогрева застывших рук, или варежки обсушить, но надо следить — если вовремя не снимешь, начинают вонять палёной шерстью ниток, из которых они связаны.</text:p>
      <text:p text:style-name="P119">Мне очень хотелось уметь ездить на коньках. Они так вкусно хрустят по льду, Они несут — словно на крыльях.</text:p>
      <text:p text:style-name="P119">Ученье началось с двухполозных, которые надо привязывать к валенкам бечёвками, но меня засмеяли, что это детсадная безделушка. Потом были «снегурки» с круглыми носами, но тоже на бечёвках. <text:s/>И на них ничего не получилось.</text:p>
      <text:p text:style-name="P119">Наконец, мама откуда-то принесла настоящие «полуканадки», приклёпанные к своим ботинкам.</text:p>
      <text:p text:style-name="P120">С ними я поспешил в раздевалку у катка. Переобулся из валенков. Вышел на лёд, проковылял туда-сюда на подворачивающихся коньках, <text:span text:style-name="T57">они никак не хотели <text:s/></text:span><text:s/>стоять ровно <text:s/>— <text:span text:style-name="T57">подламывались то внутрь, <text:s/>то в стороны, до боли выкручивая <text:s/>мне ступни.</text:span></text:p>
      <text:p text:style-name="P120">К раздевалке я возвращался по сугробам — плотный снег удерживал лезвия коньков вертикально и <text:span text:style-name="T57">те</text:span> не выворачивали мне щиколотки на излом.</text:p>
      <text:p text:style-name="P121">Последняя попытка была вечером, когда папа пришёл с работы и, по моей просьбе, накрепко зашнуровал ботинки коньков поверх толстовязанных шерстяных носков.</text:p>
      <text:p text:style-name="P121">Я процокал по лестнице вниз, держась за перила. От перил до двери подъезда шёл припадая руками к стене. Она же помогла мне обогнуть дом. Дальше пошли вспомогающие сугробы, но на дороге их не было и её я пересекал маша руками, как канатоходец.</text:p>
      <text:p text:style-name="P121">Я добрёл до катка, но всё повторилось опять — коньки <text:span text:style-name="T57">выламы</text:span>вали мне ступни, несмотря на тугую шнуровку.</text:p>
      <text:p text:style-name="P121">Я постоял в толчее летучих счастливчиков и побрёл нескончаемо болезненным путём обратно.</text:p>
      <text:p text:style-name="P121">Больше ни разу в жизни я не пытался встать на коньки. Рождённый ползать — летать не может...</text:p>
      <text:p text:style-name="P122">В один из ясных выходных дней сосед по площадке из квартиры наискосок — Степан Зимин, позвал меня и своего сына Юру <text:s text:c="2"/>поехать в лес на лыжах.</text:p>
      <text:p text:style-name="P122">Для такого случая родители раздобыли мне лыжи с палками.</text:p>
      <text:p text:style-name="P123">Крепленьями служили ременные петли посередине <text:s/>лыж, <text:span text:style-name="T58">куда надо всунуть нос валенков, а чтобы те там и держались, привязанная к ремням резинка от трусов охватывала валенки чуть </text:span></text:p>
      <text:p text:style-name="P124">выше пяток.</text:p>
      <text:p text:style-name="P124">Степан на эту вылазку пошёл совсем без лыжных <text:s/>палок, но ездил — залюбуешься.</text:p>
      <text:p text:style-name="P124">Мы свернули в лес левее школы новобранцев и углубились в чащу почти непролазных сосен с иссохшими ветвями в нижних ярусах.</text:p>
      <text:p text:style-name="P124">Потом нам встретились пара квадратных ям и Степан сказал, что во время войны тут были землянки.</text:p>
      <text:p text:style-name="P124">У меня это просто в уме не укладывалось, война ведь шла до моего рождения — то есть целую вечность тому назад. За такое время все траншеи с землянками и блиндажами должны изгладиться с лица земли.</text:p>
      <text:p text:style-name="P124"><text:soft-page-break/>Больше Степан Зимин не выводил нас на лыжные прогулки, но мне понравилось катание на лыжах и я начал обкатывать ближайшие спуски за обводной дорогой.</text:p>
      <text:p text:style-name="P125">Вскоре в школе назначили лыжное соревнование среди учащихся. Конечно же, я вызвался участвовать и вечером накануне забега попросил папу сменить изношенные резинки на креплениях, но он сказал — пойдут и такие.</text:p>
      <text:p text:style-name="P125">Стартуя <text:s/>с поляны, где осенью разобрали длинный барак на воскреснике, лыжня уходила в лес и, попетляв там, возвращалась обратно. Старт, он же финиш; два в одном.</text:p>
      <text:p text:style-name="P125">Нашу группу, четвёртые-пятые классы, пустили со старта всех вместе и впереди бежал старшеклассник, чтоб мы не сбились не на ту лыжню.</text:p>
      <text:p text:style-name="P126">Меня обгоняли и я обгонял кого-то, кричал «лыжню! лыжню!» бежавшим впереди, чтоб уступили две дорожки накатанного снега, и неохотно съезжал с них в сторону, когда и мне в спину кричали «лыжню!»</text:p>
      <text:p text:style-name="P126">На уже знакомом спуске, где солдаты-лыжники устроили себе высокий трамплин из снега, мы сбились в кучу-малу, хоть и съезжали не через трамплин.</text:p>
      <text:p text:style-name="P126">Я выбрался из кучи одним из первых и воодушевлённо побежал дальше, но метров за двести до финиша подлая резинка лопнула на правом валенке и лыжа перестала держаться.</text:p>
      <text:p text:style-name="P126">Сдерживая злые слёзы я добрёл до финиша в одной лыже, пинками подгоняя правую скользить по проложенному следу.</text:p>
      <text:p text:style-name="P126">Судьям это понравилось — они смеялись, а я, когда пришёл домой разрыдался: ведь я же знал, ведь просил же!</text:p>
      <text:p text:style-name="P126">Мама упрекнула папу. Он вскипел, но ничего не сказал, а назавтра <text:span text:style-name="T59">на крепленья лыж круглую резинку цвета слоновой кости и толщиной с мизинец, которую принёс с работы.</text:span></text:p>
      <text:p text:style-name="P127">Она никогда не подводила, даже двадцать два года спустя. Лыжи очень живучи.</text:p>
      <text:p text:style-name="P127">С такими надёжными креплениями я закатывался в лес на весь день по воскресеньям.</text:p>
      <text:p text:style-name="P127">Нескончаемая, хорошо наезженная лыжня тянулась там неизвестно откуда и куда. Иногда раздваивалась и шла парой. Мне нравился звук, с которым лыжи прищёлкивали по ней. Иногда встречались одиночные солдаты-лыжники без шинелей, в одних только гимнастёрках и без ремня. <text:s/></text:p>
      <text:p text:style-name="P127">Прямая лыжня выводила к моему излюбленному месту катания — глубокой ложбине, где набранная при спуске по одному склону скорость выносила чуть ли не на треть противоположного. Мне это нравилось и я гордился, что могу скатываться как солдаты, хотя случалось и падать, особенно на том трамплине, что они построили для своих прыжков.</text:p>
      <text:p text:style-name="P128">Однажды я приметил укромную лыжню, уходившую в лес от магистральной, проложенной по просеке, как мне потом дошло, бывшей контрольной полосы Зоны-Объекта до их расширения.</text:p>
      <text:p text:style-name="P128">Неукатанная лыжня вывела меня к великолепной лыжной горке посреди чащи. Правда, спуск обступали многолетние ели-великаны, понуждая к плавному повороту в конце; но если удержаться на том повороте, разгон уносит тебя невообразимо далеко, скорость выжимает слёзы из глаз и дарит восторг, что заставляет тебя вернуться и съехать ещё и ещё...</text:p>
      <text:p text:style-name="P128">На следующее воскресенье я там почти уже не падал и закатался до часа, когда из-под разлапистых веток елей, придавленных плотными слоями снега начали сочиться сиреневые сумерки.</text:p>
      <text:p text:style-name="P128">Я вдруг услышал затаённое молчание леса и вспомнил, что до кварталов ещё два километра пути.</text:p>
      <text:p text:style-name="P128">Конечно, домой я заявился уже в потёмках и мама меня отругала. Зато до сих пор, когда вспомнятся те сиреневые зимние сумерки и тишь за спиной неохватных елей, я знаю, что жил не зря.</text:p>
      <text:p text:style-name="P130">Ну, и раз уж я скатился до такой высокопарности, расскажу тебе похожую байку. <text:s/>Правда, она нарушает линейность повествования и прёт против <text:span text:style-name="T66">классических </text:span>канонов единства времени и места, но, <text:s/>в конце концов, письмо моё и жизнь моя — как хочу, так и верчу.</text:p>
      <text:p text:style-name="P148">В Степанакерте меня невозможно обнаружить за день-два до моего дня рожденья и столько же, примерно, после; потому что на этот период я ухожу на волю. Зацени выгодность <text:soft-page-break/>рождаться летом. </text:p>
      <text:p text:style-name="P148">Мои местные родственники уже перестали удивляться, решили, что это такой старинный красивый украинский обычай — на день рожденья уходить куда глаза глядят.</text:p>
      <text:p text:style-name="P131">Так же было и в августе конца девяностых, точно год не помню, но не позднее, потому что с двухтысячного у меня появилась палатка.</text:p>
      <text:p text:style-name="P131"><text:span text:style-name="T60">В тот раз я пошёл на север через леса и тумбы без деревень; и всё красы неописáнной, но, как предрекла мне моя мать: «ты будешь там один». </text:span><text:s/></text:p>
      <text:p text:style-name="P132">В конце дня, поднимаясь по тумбам всё выше, где леса сменяются альпийскими лугами, я наткнулся на куски обгорелого шифера и несколько полуобугленных жердей. По-видимому, до войны сюда поднимались пастухи с отарами, <text:s/>вот и притащили стройматериал для халабуды. А кто сжёг? Да, мало ли. Может и молния ударила. Мне-то что за дело?</text:p>
      <text:p text:style-name="P132">Ещё выше, в седловине, за которой подымались тумбы уже со скальными гребнями на вершинах, я увидел <text:span text:style-name="T61">древнюю могилу. Как догадался про древность? Очень просто — раскопана, кто-то искал богатства. Осталась яма да несколько полутораметровых плит из тёсаного камня по полтонны каждый. <text:s/>При социализме так не хоронили, да и при капитализме тоже. Поблизости такого камня нет, значит везли издалёка. Зачем?</text:span></text:p>
      <text:p text:style-name="P133">Ну, если посмотреть хоть раз по сторонам вопрос сам собой отпадает — красота неимоверная: небо без края, <text:span text:style-name="T62">волны </text:span>тумб<text:span text:style-name="T62">ов</text:span> — на дальних лес<text:span text:style-name="T62">а</text:span>, на ближних луга.</text:p>
      <text:p text:style-name="P133">Но чтоб доставить сюда плиты невесть откуда, нужны средства и немалые, <text:span text:style-name="T62">значит кто-то из князей-меликов. <text:s/>Забрёл на охоте и — прикипел. Но не учёл алчь осквернителей праха.</text:span></text:p>
      <text:p text:style-name="P134">Так запросто решается любая загадка, когда возразить некому.</text:p>
      <text:p text:style-name="P134">Я взошёл на следующий тумб и тут меня прихватил дождь, но у меня есть отработанный приём — снимаю с себя всё, засовываю в целлофан и выплясываю нагишом под струями ливня. Пляски не языческий ритуал, а для тепла: наверху, без солнца да под дождём весьма даже прохладно. Но, наверное, и от язычества что-то да есть, иначе чего бы я орал и гикал?</text:p>
      <text:p text:style-name="P134">Так что и у одиночества есть преимущества — <text:span text:style-name="T63">не повяжут за нарушение общественного порядка. Дождь перестанет, оботрусь свитером и одеваюсь в сухое, что в целлофане пережидало.</text:span></text:p>
      <text:p text:style-name="P144">Но в тот раз за одним дождём пошёл другой и свечерело. Дождь перестал и я залёг на ночёвку в неглубокой ложбине, чтоб ветер не слишком донимал. Ближе к полуночи по спальному мешку застучали капли следующего дождя и я понял, что мне кранты, потому что по ложбине побежал <text:span text:style-name="T70">бурлящий </text:span>ручей дождевой воды, пришлось вылезти из мешка и <text:s text:c="2"/>стоять раздвинув ноги, пропуская <text:span text:style-name="T70">поток</text:span>.</text:p>
      <text:p text:style-name="P145"><text:s/>Покинуть ложбину я тоже не мог — к дождю присоединился шквалистый ветер. </text:p>
      <text:p text:style-name="P145"><text:span text:style-name="T64">Вот так и пришлось дожидаться рассвета: в позе буквы «зю», прикрывая мокрющим как хлющ <text:s text:c="2"/>спальным мешком не менее мокрого себя; <text:s text:c="3"/>крупная дрожь била меня изнутри, снаружи струи <text:s text:c="2"/>сменявших друг друга дождей, которым я потерял счёт <text:s/>в ту ночь.</text:span></text:p>
      <text:p text:style-name="P146">Утром пришёл туман, но без дождя и ветер улёгся. <text:span text:style-name="T71">Т</text:span>рясясь как припадочный, <text:span text:style-name="T71">я </text:span>выжал одежду и спальный мешок, насколько смог<text:span text:style-name="T71">ли задубелые руки</text:span>. </text:p>
      <text:p text:style-name="P146">У меня не осталось желания идти дальше. Надо возвращаться к очагам цивилизации.</text:p>
      <text:p text:style-name="P135">Я брёл обратно, но ходьба не согревала меня. Дрожь то усиливалась, то ослабевала, но неизменно оставалась при мне. Идти вниз легче, чем наверх, но для меня эта разница, почему-то пропала, моментами я вроде, типа, как бы плыл. А до очагов этих самых день пути нормального хода. <text:s/>И тут я вспомнил про шифер — это намного ближе, лишь бы только найти. <text:span text:style-name="T71">Он</text:span> на том тумбе, где лес сменился лугами. </text:p>
      <text:p text:style-name="P136">По тому тумбу я спускался зигзагами, чтоб не пройти мимо шифера в высокой траве. И он нашёлся.</text:p>
      <text:p text:style-name="P136">Всё <text:span text:style-name="T71">с той же</text:span> ознобно<text:span text:style-name="T71">й</text:span> <text:span text:style-name="T71">дрожью,</text:span> я начал восстанавливать халабуду и работа меня согрела лучше ходьбы. Получился просторный шалаш под шифером. Я разложил костёр на входе из обломков неиспользованных жердей и сухостоя, который приволок из недалёкого леса. <text:s/>Обогрел свои бока и просушил спальный мешок. Когда от него перестал <text:span text:style-name="T71">исходить</text:span> пар и ткань его посветлела, я понял что выживу.</text:p>
      <text:p text:style-name="P137"><text:soft-page-break/>На следующий день во всю <text:span text:style-name="T71">жарило</text:span> солнце, но у меня была крыша над головой на обугленных жердях, по которым беззвучно сновали ящерки, такие же ленивые, как и я — за весь день вышел лишь надрать травы для подстилки под мешком, а то всё валялся.</text:p>
      <text:p text:style-name="P137">И так день за днём, просто знакомых прибавлялось — осторожным мышам, что не решались переступать пепел костра, оставил кусок печёной картошки на ночь, но остальную вместе с хлебом и сыром подвесил в мешке под шифер.</text:p>
      <text:p text:style-name="P137">По ночам всходила полная луна, <text:span text:style-name="T65">наполняя мир чёткими тенями. Один раз заполночь я вышел помочиться и чуть не наступил на выводок куропаток. Они всполошено перелетели, крича: «слепой, что ли? не видишь куда прёшь?» <text:s/></text:span></text:p>
      <text:p text:style-name="P138">Как будто они меня не напугали.</text:p>
      <text:p text:style-name="P138">В свете дня над ширью долин плавали коршуны на неподвижных крыльях. Для долин они были в небе, а из шалаша даже голову не надо задирать. </text:p>
      <text:p text:style-name="P139">Когда один из них нарушил границы охотничьих угодий другого, <text:s/>тот взобрался повыше и, сложив крылья, камнем свалился на наглеца. Я слышал свист падения у входа в шалаш. Но <text:span text:style-name="T71">коршун</text:span> промахнулся, а может и не хотел сбивать, а просто отпугнул, свои же как никак.</text:p>
      <text:p text:style-name="P147">Так всё и шло. У меня всех дел было — переворачиваться с боку на бок, с живота на спину, <text:span text:style-name="T67">без каких либо желаний, стремлений, планов</text:span>; порою засыпал без оглядки на время суток: какая разница? </text:p>
      <text:p text:style-name="P147">Ну, и, конечно же, смотрел. Смотрел до чего прекрасен и как совершенен этот мир. <text:span text:style-name="T67">Иногда думаю, а может назначение человека именно в том, чтобы видеть эту красоту и совершенство? Человек — это зеркало мира, иначе <text:s/>тому и не узнать каков он.</text:span></text:p>
      <text:p text:style-name="P140">Через шесть дней пришлось <text:span text:style-name="T71">прибрести обратно</text:span> в цивилизацию, просто из чувства долга.</text:p>
      <text:p text:style-name="P140">На расспросы отвечал односложно, потому что голосовые связки от долгого безделья тоже разленились и я мог говорить лишь шёпотом.</text:p>
      <text:p text:style-name="P140">Так это всё к тому, что в обоих случаях — в зимнем лесу и на летнем тумбе, у меня было сходное ощущение. <text:span text:style-name="T68">Сопричастности, что ли. </text:span>Будто я не один и кто-то <text:span text:style-name="T68">ещё наблюдает за тем пацаном на лыжах и этим лежебокой в шалаше; вернее, я сам за собой наблюдаю из сумерек леса и из высокой травы, потому что мы сопричастны.</text:span></text:p>
      <text:p text:style-name="P141">Короче, полная каша...</text:p>
      <text:p text:style-name="P129">Ближе к весне нас, четвероклассников, начали готовить к приёму в пионеры. Мы переписывали и заучивали торжественную клятву юных ленинцев. <text:s/>А однажды после перемены Серафима Сергеевна зашла в класс с незнакомой женщиной и сказала, что это новая пионервожатая школы и у нас сейчас будет ленинский урок — надо выйти в коридор и вести себя очень тихо, потому что в остальных классах идут занятия.</text:p>
      <text:p text:style-name="P129">Мы вышли в длинный коридор второго этажа, где на стене между дверями в классы висели картинки с Лениным.</text:p>
      <text:p text:style-name="P129">Вожатая начала рассказывать по порядку: вот он, ещё совсем юноша, утешает мать после казни брата Александра словами «Мы пойдём другим путём».</text:p>
      <text:p text:style-name="P129">А тут он в группе товарищей из подпольного комитета...</text:p>
      <text:p text:style-name="P129">В школе было тихо, мы проходили мимо молчащих дверей, за которыми шли уроки, и только мы, как тайные сообщники, вышли из обычного течения школьной жизни и словно приобщились к жизни подпольщиков, следуя за негромким голосом вожатой, что вела нас от картинки к картинке.</text:p>
      <text:p text:style-name="P142">Потом снова пришла весна и опять проступили проталины вдоль подъёма к Кварталу от школы новобранцев и я, подымаясь из школы домой, обгоняю незнакомую девочку одного, примерно, со мной роста. Наверное, <text:s/>из параллельного четвёртого класса.</text:p>
      <text:p text:style-name="P142">Я оглядываюсь на её лицо, преисполненное полном меня незамечанием.</text:p>
      <text:p text:style-name="P142">Надо ей показать, что я имею вес в окрýге, ведь у меня тут, между прочим, имеется знакомая шайка, как у разбойника Робин Гуда. <text:s/></text:p>
      <text:p text:style-name="P142">Обернувшись налево, я на ходу делаю красноречивые знаки руками в направлении Бугорка, по ту сторону растаивающего катка. </text:p>
      <text:p text:style-name="P142">Руки мои <text:s/>сигналят разбойникам:</text:p>
      <text:p text:style-name="P142"><text:soft-page-break/>«ну, что ж вы так неосторожно? пригнитесь-ка получше, а то заметят ведь.»</text:p>
      <text:p text:style-name="P142">Так что, если эта задавака туда посмотрит, то никого уже не будет видно.</text:p>
      <text:p text:style-name="P142">В другой раз, когда снега уже вовсе не было, я на том же месте вспомнил, как Котовский, <text:span text:style-name="T69">из кино в клубу части, говорит заносчивому помещику:</text:span></text:p>
      <text:p text:style-name="P142">- <text:span text:style-name="T69">Я — Котовский!</text:span></text:p>
      <text:p text:style-name="P143">Хватает того и вышвыривает через оконные стёкла помещичьей усадьбы.</text:p>
      <text:p text:style-name="P143">И я тоже хватаю руками наглеца за грудки и отшвыриваю его через кювет вдоль дороги.</text:p>
      <text:p text:style-name="P143">Мне так нравиться говорить про себя: «я — Котовский!» <text:s/>и быть таким сильным, что я повторяю эту сцену несколько раз, шагая вверх к домам Квартала. Всё равно ведь никто не видит.</text:p>
      <text:p text:style-name="P143">Дома мама сказала, что они <text:s/>с соседкой ухохатывались, глядя из её окна на мои швырки непонятно кого.</text:p>
      <text:p text:style-name="P143">Но я ей так и не признался, что я был Котовским.</text:p>
      <text:p text:style-name="P149">А в конце апреля нас приняли в пионеры. Приём состоялся не в школе, а перед входом в Дом офицеров, потому что там была белокаменная голова Ленина на высоком пьедестале.</text:p>
      <text:p text:style-name="P149">Накануне вечером мама нагладила мне брюки через марлю, <text:s/>белую рубашку парадной формы и алый треугольник пионерского галстука.</text:p>
      <text:p text:style-name="P149">Эти вещи она повесила на спинку стула, чтоб утром всё было наготове.</text:p>
      <text:p text:style-name="P149">Когда в комнате никого не было, <text:s/>я потрогал ласковый шёлк пионерского галстука. Мама говорила, что он куплен в магазине, но разве такие вещи продаются?</text:p>
      <text:p text:style-name="P149">Утром светило яркое солнце. Мы, четвероклассники, стояли лицом к строю всех школьников.</text:p>
      <text:p text:style-name="P149">Алые галстуки висели у нас на правой руке, согнутой в локте перед грудью. Воротники наших рубашек отвёрнуты кверху, чтоб старшеклассникам было удобней повязывать нам наши галстуки; но прежде мы хором торжественно поклялись перед лицом своих товарищей — горячо любить свою родину, жить, учиться и бороться, как завещал великий Ленин, как учит коммунистическая партия...</text:p>
      <text:p text:style-name="P150">А за неделю до конца учебного года я заболел.</text:p>
      <text:p text:style-name="P150">Мама думала, что это простуда, велела мен лежать в постели, но ничем не могла сбить жар и, когда температура поднялась до сорока градусов, она вызвала скорую помощь из больницы, потому что ещё через два градуса температура стала бы смертельной.</text:p>
      <text:p text:style-name="P150">Я был слишком вял, чтобы гордиться или пугаться, что за мной одним приехала целая машина.</text:p>
      <text:p text:style-name="P150">В больнице сразу определили, что это воспаление лёгких и начали сбивать температуру уколами пенициллина через каждые полчаса.</text:p>
      <text:p text:style-name="P150">Мне было всё равно.</text:p>
      <text:p text:style-name="P150">Через сутки частоту уколов снизили до одного в каждый час. На следующий день ещё на час реже.</text:p>
      <text:p text:style-name="P150">В палате лежали взрослые больные из солдат срочной службы.</text:p>
      <text:p text:style-name="P150">Через неделю я уже гулял во дворе больницы и весь четвёртый класс вместе с учительницей пришли меня навестить и отдать табель с моими оценками.</text:p>
      <text:p text:style-name="P150">Мне было неловко и, почему-то, стыдно и я, вместе с мальчиками нашего класса убежал за угол больницы. Но потом мы вернулись и девочки вручили мне подарок — книгу Русские Былины, которую мне читала бабка Марфа, но только новенькую.</text:p>
      <text:p text:style-name="P1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1-29T13:07:51.319295318</meta:creation-date>
    <dc:date>2016-02-12T16:56:47.125069885</dc:date>
    <dc:creator>sehrguey </dc:creator>
    <meta:editing-duration>PT6H2M40S</meta:editing-duration>
    <meta:editing-cycles>47</meta:editing-cycles>
    <meta:generator>LibreOffice/4.3.3.2$Linux_x86 LibreOffice_project/430m0$Build-2</meta:generator>
    <meta:document-statistic meta:table-count="0" meta:image-count="0" meta:object-count="0" meta:page-count="33" meta:paragraph-count="798" meta:word-count="17690" meta:character-count="112767" meta:non-whitespace-character-count="95427"/>
  </office:meta>
</office:document-meta>
</file>